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5256in"/>
    </style:style>
    <style:style style:name="co5" style:family="table-column">
      <style:table-column-properties fo:break-before="auto" style:column-width="1.3217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539in"/>
    </style:style>
    <style:style style:name="co9" style:family="table-column">
      <style:table-column-properties fo:break-before="auto" style:column-width="0.55in"/>
    </style:style>
    <style:style style:name="co10" style:family="table-column">
      <style:table-column-properties fo:break-before="auto" style:column-width="0.4638in"/>
    </style:style>
    <style:style style:name="co11" style:family="table-column">
      <style:table-column-properties fo:break-before="auto" style:column-width="0.8362in"/>
    </style:style>
    <style:style style:name="co12" style:family="table-column">
      <style:table-column-properties fo:break-before="auto" style:column-width="0.7283in"/>
    </style:style>
    <style:style style:name="co13" style:family="table-column">
      <style:table-column-properties fo:break-before="auto" style:column-width="0.8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21">
      <style:table-cell-properties fo:border="0.06pt solid #000000"/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clean.D3"/>
    </style:style>
    <style:style style:name="ce8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clean.F3"/>
    </style:style>
    <style:style style:name="ce9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clean.H3"/>
    </style:style>
    <style:style style:name="ce10" style:family="table-cell" style:parent-style-name="Default" style:data-style-name="N121">
      <style:table-cell-properties fo:border="0.06pt solid #000000"/>
      <style:text-properties fo:font-size="10pt" style:font-size-asian="10pt" style:font-size-complex="10pt"/>
      <style:map style:condition="cell-content()&lt;=0.05" style:apply-style-name="Untitled2" style:base-cell-address="clean.J3"/>
    </style:style>
  </office:automatic-styles>
  <office:body>
    <office:spreadsheet>
      <table:table table:name="raw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%)</text:p>
          </table:table-cell>
          <table:table-cell table:number-columns-repeated="2" office:value-type="string" calcext:value-type="string">
            <text:p>Number of Actions (%)</text:p>
          </table:table-cell>
          <table:table-cell table:number-columns-repeated="2" office:value-type="string" calcext:value-type="string">
            <text:p>Memory Usage (%)</text:p>
          </table:table-cell>
          <table:table-cell table:number-columns-repeated="2" office:value-type="string" calcext:value-type="string">
            <text:p>Processing Time (%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1.2534" calcext:value-type="float">
            <text:p>1.2534</text:p>
          </table:table-cell>
          <table:table-cell office:value-type="float" office:value="0.2629" calcext:value-type="float">
            <text:p>0.2629</text:p>
          </table:table-cell>
          <table:table-cell office:value-type="float" office:value="2.9717" calcext:value-type="float">
            <text:p>2.9717</text:p>
          </table:table-cell>
          <table:table-cell office:value-type="float" office:value="0.0847" calcext:value-type="float">
            <text:p>0.0847</text:p>
          </table:table-cell>
          <table:table-cell office:value-type="float" office:value="0.4787" calcext:value-type="float">
            <text:p>0.4787</text:p>
          </table:table-cell>
          <table:table-cell office:value-type="float" office:value="0.489" calcext:value-type="float">
            <text:p>0.489</text:p>
          </table:table-cell>
          <table:table-cell office:value-type="float" office:value="0.2814" calcext:value-type="float">
            <text:p>0.2814</text:p>
          </table:table-cell>
          <table:table-cell office:value-type="float" office:value="0.5958" calcext:value-type="float">
            <text:p>0.5958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office:value-type="float" office:value="0.4202" calcext:value-type="float">
            <text:p>0.4202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9291" calcext:value-type="float">
            <text:p>0.9291</text:p>
          </table:table-cell>
          <table:table-cell office:value-type="float" office:value="1.2803" calcext:value-type="float">
            <text:p>1.2803</text:p>
          </table:table-cell>
          <table:table-cell office:value-type="float" office:value="0.2578" calcext:value-type="float">
            <text:p>0.2578</text:p>
          </table:table-cell>
          <table:table-cell office:value-type="float" office:value="0.1894" calcext:value-type="float">
            <text:p>0.1894</text:p>
          </table:table-cell>
          <table:table-cell office:value-type="float" office:value="0.6634" calcext:value-type="float">
            <text:p>0.6634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office:value-type="float" office:value="1.4176" calcext:value-type="float">
            <text:p>1.4176</text:p>
          </table:table-cell>
          <table:table-cell office:value-type="float" office:value="0.2338" calcext:value-type="float">
            <text:p>0.2338</text:p>
          </table:table-cell>
          <table:table-cell office:value-type="float" office:value="2.5017" calcext:value-type="float">
            <text:p>2.5017</text:p>
          </table:table-cell>
          <table:table-cell office:value-type="float" office:value="0.1137" calcext:value-type="float">
            <text:p>0.1137</text:p>
          </table:table-cell>
          <table:table-cell office:value-type="float" office:value="2.1112" calcext:value-type="float">
            <text:p>2.1112</text:p>
          </table:table-cell>
          <table:table-cell office:value-type="float" office:value="0.1462" calcext:value-type="float">
            <text:p>0.1462</text:p>
          </table:table-cell>
          <table:table-cell office:value-type="float" office:value="0.4473" calcext:value-type="float">
            <text:p>0.4473</text:p>
          </table:table-cell>
          <table:table-cell office:value-type="float" office:value="0.5036" calcext:value-type="float">
            <text:p>0.5036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office:value-type="float" office:value="1.4764" calcext:value-type="float">
            <text:p>1.4764</text:p>
          </table:table-cell>
          <table:table-cell office:value-type="float" office:value="0.2243" calcext:value-type="float">
            <text:p>0.2243</text:p>
          </table:table-cell>
          <table:table-cell office:value-type="float" office:value="2.9798" calcext:value-type="float">
            <text:p>2.9798</text:p>
          </table:table-cell>
          <table:table-cell office:value-type="float" office:value="0.0843" calcext:value-type="float">
            <text:p>0.0843</text:p>
          </table:table-cell>
          <table:table-cell office:value-type="float" office:value="6.1333" calcext:value-type="float">
            <text:p>6.1333</text:p>
          </table:table-cell>
          <table:table-cell office:value-type="float" office:value="0.0133" calcext:value-type="float">
            <text:p>0.0133</text:p>
          </table:table-cell>
          <table:table-cell office:value-type="float" office:value="3.4167" calcext:value-type="float">
            <text:p>3.4167</text:p>
          </table:table-cell>
          <table:table-cell office:value-type="float" office:value="0.0645" calcext:value-type="float">
            <text:p>0.0645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office:value-type="float" office:value="0.9884" calcext:value-type="float">
            <text:p>0.9884</text:p>
          </table:table-cell>
          <table:table-cell office:value-type="float" office:value="0.3201" calcext:value-type="float">
            <text:p>0.3201</text:p>
          </table:table-cell>
          <table:table-cell office:value-type="float" office:value="2.7457" calcext:value-type="float">
            <text:p>2.7457</text:p>
          </table:table-cell>
          <table:table-cell office:value-type="float" office:value="0.0975" calcext:value-type="float">
            <text:p>0.0975</text:p>
          </table:table-cell>
          <table:table-cell office:value-type="float" office:value="5.7829" calcext:value-type="float">
            <text:p>5.7829</text:p>
          </table:table-cell>
          <table:table-cell office:value-type="float" office:value="0.0162" calcext:value-type="float">
            <text:p>0.0162</text:p>
          </table:table-cell>
          <table:table-cell office:value-type="float" office:value="2.4377" calcext:value-type="float">
            <text:p>2.4377</text:p>
          </table:table-cell>
          <table:table-cell office:value-type="float" office:value="0.1185" calcext:value-type="float">
            <text:p>0.1185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office:value-type="float" office:value="0.6517" calcext:value-type="float">
            <text:p>0.6517</text:p>
          </table:table-cell>
          <table:table-cell office:value-type="float" office:value="0.4195" calcext:value-type="float">
            <text:p>0.4195</text:p>
          </table:table-cell>
          <table:table-cell office:value-type="float" office:value="1.0119" calcext:value-type="float">
            <text:p>1.0119</text:p>
          </table:table-cell>
          <table:table-cell office:value-type="float" office:value="0.3144" calcext:value-type="float">
            <text:p>0.3144</text:p>
          </table:table-cell>
          <table:table-cell office:value-type="float" office:value="3.2776" calcext:value-type="float">
            <text:p>3.2776</text:p>
          </table:table-cell>
          <table:table-cell office:value-type="float" office:value="0.0702" calcext:value-type="float">
            <text:p>0.0702</text:p>
          </table:table-cell>
          <table:table-cell office:value-type="float" office:value="2.2936" calcext:value-type="float">
            <text:p>2.2936</text:p>
          </table:table-cell>
          <table:table-cell office:value-type="float" office:value="0.1299" calcext:value-type="float">
            <text:p>0.1299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7993" calcext:value-type="float">
            <text:p>0.7993</text:p>
          </table:table-cell>
          <table:table-cell office:value-type="float" office:value="0.5068" calcext:value-type="float">
            <text:p>0.5068</text:p>
          </table:table-cell>
          <table:table-cell office:value-type="float" office:value="0.4765" calcext:value-type="float">
            <text:p>0.4765</text:p>
          </table:table-cell>
          <table:table-cell office:value-type="float" office:value="2.7348" calcext:value-type="float">
            <text:p>2.7348</text:p>
          </table:table-cell>
          <table:table-cell office:value-type="float" office:value="0.0982" calcext:value-type="float">
            <text:p>0.0982</text:p>
          </table:table-cell>
          <table:table-cell office:value-type="float" office:value="0.2376" calcext:value-type="float">
            <text:p>0.2376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office:value-type="float" office:value="1.19" calcext:value-type="float">
            <text:p>1.19</text:p>
          </table:table-cell>
          <table:table-cell office:value-type="float" office:value="0.2753" calcext:value-type="float">
            <text:p>0.2753</text:p>
          </table:table-cell>
          <table:table-cell office:value-type="float" office:value="2.3925" calcext:value-type="float">
            <text:p>2.3925</text:p>
          </table:table-cell>
          <table:table-cell office:value-type="float" office:value="0.1219" calcext:value-type="float">
            <text:p>0.1219</text:p>
          </table:table-cell>
          <table:table-cell office:value-type="float" office:value="6.6281" calcext:value-type="float">
            <text:p>6.6281</text:p>
          </table:table-cell>
          <table:table-cell office:value-type="float" office:value="0.01" calcext:value-type="float">
            <text:p>0.01</text:p>
          </table:table-cell>
          <table:table-cell office:value-type="float" office:value="4.5369" calcext:value-type="float">
            <text:p>4.5369</text:p>
          </table:table-cell>
          <table:table-cell office:value-type="float" office:value="0.0332" calcext:value-type="float">
            <text:p>0.0332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office:value-type="float" office:value="0.437" calcext:value-type="float">
            <text:p>0.437</text:p>
          </table:table-cell>
          <table:table-cell office:value-type="float" office:value="0.5086" calcext:value-type="float">
            <text:p>0.5086</text:p>
          </table:table-cell>
          <table:table-cell office:value-type="float" office:value="1.1953" calcext:value-type="float">
            <text:p>1.1953</text:p>
          </table:table-cell>
          <table:table-cell office:value-type="float" office:value="0.2743" calcext:value-type="float">
            <text:p>0.2743</text:p>
          </table:table-cell>
          <table:table-cell office:value-type="float" office:value="6.3431" calcext:value-type="float">
            <text:p>6.3431</text:p>
          </table:table-cell>
          <table:table-cell office:value-type="float" office:value="0.0118" calcext:value-type="float">
            <text:p>0.0118</text:p>
          </table:table-cell>
          <table:table-cell office:value-type="float" office:value="4.6083" calcext:value-type="float">
            <text:p>4.6083</text:p>
          </table:table-cell>
          <table:table-cell office:value-type="float" office:value="0.0318" calcext:value-type="float">
            <text:p>0.031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2.4063" calcext:value-type="float">
            <text:p>2.4063</text:p>
          </table:table-cell>
          <table:table-cell office:value-type="float" office:value="0.1208" calcext:value-type="float">
            <text:p>0.1208</text:p>
          </table:table-cell>
          <table:table-cell office:value-type="float" office:value="4.1854" calcext:value-type="float">
            <text:p>4.1854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1951" calcext:value-type="float">
            <text:p>0.1951</text:p>
          </table:table-cell>
          <table:table-cell office:value-type="float" office:value="0.6587" calcext:value-type="float">
            <text:p>0.6587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456" calcext:value-type="float">
            <text:p>0.456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.069" calcext:value-type="float">
            <text:p>0.069</text:p>
          </table:table-cell>
          <table:table-cell office:value-type="float" office:value="0.7928" calcext:value-type="float">
            <text:p>0.7928</text:p>
          </table:table-cell>
          <table:table-cell office:value-type="float" office:value="0.1079" calcext:value-type="float">
            <text:p>0.1079</text:p>
          </table:table-cell>
          <table:table-cell office:value-type="float" office:value="0.7426" calcext:value-type="float">
            <text:p>0.7426</text:p>
          </table:table-cell>
          <table:table-cell office:value-type="float" office:value="0.7514" calcext:value-type="float">
            <text:p>0.7514</text:p>
          </table:table-cell>
          <table:table-cell office:value-type="float" office:value="0.386" calcext:value-type="float">
            <text:p>0.386</text:p>
          </table:table-cell>
          <table:table-cell office:value-type="float" office:value="0.6264" calcext:value-type="float">
            <text:p>0.6264</text:p>
          </table:table-cell>
          <table:table-cell office:value-type="float" office:value="0.4287" calcext:value-type="float">
            <text:p>0.428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9606" calcext:value-type="float">
            <text:p>0.9606</text:p>
          </table:table-cell>
          <table:table-cell office:value-type="float" office:value="0.1195" calcext:value-type="float">
            <text:p>0.1195</text:p>
          </table:table-cell>
          <table:table-cell office:value-type="float" office:value="0.7296" calcext:value-type="float">
            <text:p>0.7296</text:p>
          </table:table-cell>
          <table:table-cell office:value-type="float" office:value="1.3704" calcext:value-type="float">
            <text:p>1.3704</text:p>
          </table:table-cell>
          <table:table-cell office:value-type="float" office:value="0.2417" calcext:value-type="float">
            <text:p>0.2417</text:p>
          </table:table-cell>
          <table:table-cell office:value-type="float" office:value="8.4815" calcext:value-type="float">
            <text:p>8.4815</text:p>
          </table:table-cell>
          <table:table-cell office:value-type="float" office:value="0.0036" calcext:value-type="float">
            <text:p>0.0036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0.039" calcext:value-type="float">
            <text:p>0.039</text:p>
          </table:table-cell>
          <table:table-cell office:value-type="float" office:value="0.8434" calcext:value-type="float">
            <text:p>0.8434</text:p>
          </table:table-cell>
          <table:table-cell office:value-type="float" office:value="0.156" calcext:value-type="float">
            <text:p>0.156</text:p>
          </table:table-cell>
          <table:table-cell office:value-type="float" office:value="0.6928" calcext:value-type="float">
            <text:p>0.6928</text:p>
          </table:table-cell>
          <table:table-cell office:value-type="float" office:value="1.3704" calcext:value-type="float">
            <text:p>1.3704</text:p>
          </table:table-cell>
          <table:table-cell office:value-type="float" office:value="0.2417" calcext:value-type="float">
            <text:p>0.2417</text:p>
          </table:table-cell>
          <table:table-cell office:value-type="float" office:value="6.9" calcext:value-type="float">
            <text:p>6.9</text:p>
          </table:table-cell>
          <table:table-cell office:value-type="float" office:value="0.0086" calcext:value-type="float">
            <text:p>0.0086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.16" calcext:value-type="float">
            <text:p>0.16</text:p>
          </table:table-cell>
          <table:table-cell office:value-type="float" office:value="0.6891" calcext:value-type="float">
            <text:p>0.6891</text:p>
          </table:table-cell>
          <table:table-cell office:value-type="float" office:value="0.8423" calcext:value-type="float">
            <text:p>0.8423</text:p>
          </table:table-cell>
          <table:table-cell office:value-type="float" office:value="0.3587" calcext:value-type="float">
            <text:p>0.3587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456" calcext:value-type="float">
            <text:p>0.456</text:p>
          </table:table-cell>
          <table:table-cell office:value-type="float" office:value="4.6372" calcext:value-type="float">
            <text:p>4.6372</text:p>
          </table:table-cell>
          <table:table-cell office:value-type="float" office:value="0.0313" calcext:value-type="float">
            <text:p>0.031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.8085" calcext:value-type="float">
            <text:p>0.8085</text:p>
          </table:table-cell>
          <table:table-cell office:value-type="float" office:value="0.3686" calcext:value-type="float">
            <text:p>0.3686</text:p>
          </table:table-cell>
          <table:table-cell office:value-type="float" office:value="1.2632" calcext:value-type="float">
            <text:p>1.2632</text:p>
          </table:table-cell>
          <table:table-cell office:value-type="float" office:value="0.261" calcext:value-type="float">
            <text:p>0.261</text:p>
          </table:table-cell>
          <table:table-cell office:value-type="float" office:value="0.2752" calcext:value-type="float">
            <text:p>0.2752</text:p>
          </table:table-cell>
          <table:table-cell office:value-type="float" office:value="0.5999" calcext:value-type="float">
            <text:p>0.5999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3339" calcext:value-type="float">
            <text:p>0.333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9213" calcext:value-type="float">
            <text:p>0.9213</text:p>
          </table:table-cell>
          <table:table-cell office:value-type="float" office:value="0.156" calcext:value-type="float">
            <text:p>0.156</text:p>
          </table:table-cell>
          <table:table-cell office:value-type="float" office:value="0.6928" calcext:value-type="float">
            <text:p>0.6928</text:p>
          </table:table-cell>
          <table:table-cell office:value-type="float" office:value="1.6163" calcext:value-type="float">
            <text:p>1.6163</text:p>
          </table:table-cell>
          <table:table-cell office:value-type="float" office:value="0.2036" calcext:value-type="float">
            <text:p>0.2036</text:p>
          </table:table-cell>
          <table:table-cell office:value-type="float" office:value="9.2736" calcext:value-type="float">
            <text:p>9.2736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.2447" calcext:value-type="float">
            <text:p>0.2447</text:p>
          </table:table-cell>
          <table:table-cell office:value-type="float" office:value="0.6208" calcext:value-type="float">
            <text:p>0.6208</text:p>
          </table:table-cell>
          <table:table-cell office:value-type="float" office:value="0.5844" calcext:value-type="float">
            <text:p>0.5844</text:p>
          </table:table-cell>
          <table:table-cell office:value-type="float" office:value="0.4446" calcext:value-type="float">
            <text:p>0.4446</text:p>
          </table:table-cell>
          <table:table-cell office:value-type="float" office:value="1.5779" calcext:value-type="float">
            <text:p>1.5779</text:p>
          </table:table-cell>
          <table:table-cell office:value-type="float" office:value="0.2091" calcext:value-type="float">
            <text:p>0.2091</text:p>
          </table:table-cell>
          <table:table-cell office:value-type="float" office:value="8.0257" calcext:value-type="float">
            <text:p>8.0257</text:p>
          </table:table-cell>
          <table:table-cell office:value-type="float" office:value="0.0046" calcext:value-type="float">
            <text:p>0.004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2.9215" calcext:value-type="float">
            <text:p>2.9215</text:p>
          </table:table-cell>
          <table:table-cell office:value-type="float" office:value="0.0874" calcext:value-type="float">
            <text:p>0.0874</text:p>
          </table:table-cell>
          <table:table-cell office:value-type="float" office:value="3.0773" calcext:value-type="float">
            <text:p>3.0773</text:p>
          </table:table-cell>
          <table:table-cell office:value-type="float" office:value="0.0794" calcext:value-type="float">
            <text:p>0.0794</text:p>
          </table:table-cell>
          <table:table-cell office:value-type="float" office:value="0.1951" calcext:value-type="float">
            <text:p>0.1951</text:p>
          </table:table-cell>
          <table:table-cell office:value-type="float" office:value="0.6587" calcext:value-type="float">
            <text:p>0.6587</text:p>
          </table:table-cell>
          <table:table-cell office:value-type="float" office:value="0.1098" calcext:value-type="float">
            <text:p>0.1098</text:p>
          </table:table-cell>
          <table:table-cell office:value-type="float" office:value="0.7404" calcext:value-type="float">
            <text:p>0.740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2.7462" calcext:value-type="float">
            <text:p>2.7462</text:p>
          </table:table-cell>
          <table:table-cell office:value-type="float" office:value="0.0975" calcext:value-type="float">
            <text:p>0.0975</text:p>
          </table:table-cell>
          <table:table-cell office:value-type="float" office:value="2.8618" calcext:value-type="float">
            <text:p>2.8618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654" calcext:value-type="float">
            <text:p>0.654</text:p>
          </table:table-cell>
          <table:table-cell office:value-type="float" office:value="0.4187" calcext:value-type="float">
            <text:p>0.4187</text:p>
          </table:table-cell>
          <table:table-cell office:value-type="float" office:value="2.9715" calcext:value-type="float">
            <text:p>2.9715</text:p>
          </table:table-cell>
          <table:table-cell office:value-type="float" office:value="0.0847" calcext:value-type="float">
            <text:p>0.084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2.0531" calcext:value-type="float">
            <text:p>2.0531</text:p>
          </table:table-cell>
          <table:table-cell office:value-type="float" office:value="0.1519" calcext:value-type="float">
            <text:p>0.1519</text:p>
          </table:table-cell>
          <table:table-cell office:value-type="float" office:value="2.468" calcext:value-type="float">
            <text:p>2.468</text:p>
          </table:table-cell>
          <table:table-cell office:value-type="float" office:value="0.1162" calcext:value-type="float">
            <text:p>0.1162</text:p>
          </table:table-cell>
          <table:table-cell office:value-type="float" office:value="0.654" calcext:value-type="float">
            <text:p>0.654</text:p>
          </table:table-cell>
          <table:table-cell office:value-type="float" office:value="0.4187" calcext:value-type="float">
            <text:p>0.4187</text:p>
          </table:table-cell>
          <table:table-cell office:value-type="float" office:value="1.8551" calcext:value-type="float">
            <text:p>1.8551</text:p>
          </table:table-cell>
          <table:table-cell office:value-type="float" office:value="0.1732" calcext:value-type="float">
            <text:p>0.173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2.1113" calcext:value-type="float">
            <text:p>2.1113</text:p>
          </table:table-cell>
          <table:table-cell office:value-type="float" office:value="0.1462" calcext:value-type="float">
            <text:p>0.1462</text:p>
          </table:table-cell>
          <table:table-cell office:value-type="float" office:value="1.9237" calcext:value-type="float">
            <text:p>1.9237</text:p>
          </table:table-cell>
          <table:table-cell office:value-type="float" office:value="0.1654" calcext:value-type="float">
            <text:p>0.1654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7728" calcext:value-type="float">
            <text:p>0.7728</text:p>
          </table:table-cell>
          <table:table-cell office:value-type="float" office:value="1.2398" calcext:value-type="float">
            <text:p>1.2398</text:p>
          </table:table-cell>
          <table:table-cell office:value-type="float" office:value="0.2655" calcext:value-type="float">
            <text:p>0.265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0.5534" calcext:value-type="float">
            <text:p>0.5534</text:p>
          </table:table-cell>
          <table:table-cell office:value-type="float" office:value="0.4569" calcext:value-type="float">
            <text:p>0.4569</text:p>
          </table:table-cell>
          <table:table-cell office:value-type="float" office:value="0.9323" calcext:value-type="float">
            <text:p>0.9323</text:p>
          </table:table-cell>
          <table:table-cell office:value-type="float" office:value="0.3343" calcext:value-type="float">
            <text:p>0.33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9179" calcext:value-type="float">
            <text:p>0.917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2.5221" calcext:value-type="float">
            <text:p>2.5221</text:p>
          </table:table-cell>
          <table:table-cell office:value-type="float" office:value="0.1123" calcext:value-type="float">
            <text:p>0.1123</text:p>
          </table:table-cell>
          <table:table-cell office:value-type="float" office:value="2.5221" calcext:value-type="float">
            <text:p>2.5221</text:p>
          </table:table-cell>
          <table:table-cell office:value-type="float" office:value="0.1123" calcext:value-type="float">
            <text:p>0.1123</text:p>
          </table:table-cell>
          <table:table-cell office:value-type="float" office:value="0.8941" calcext:value-type="float">
            <text:p>0.8941</text:p>
          </table:table-cell>
          <table:table-cell office:value-type="float" office:value="0.3444" calcext:value-type="float">
            <text:p>0.3444</text:p>
          </table:table-cell>
          <table:table-cell office:value-type="float" office:value="3.1726" calcext:value-type="float">
            <text:p>3.1726</text:p>
          </table:table-cell>
          <table:table-cell office:value-type="float" office:value="0.0749" calcext:value-type="float">
            <text:p>0.074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1.299" calcext:value-type="float">
            <text:p>1.299</text:p>
          </table:table-cell>
          <table:table-cell office:value-type="float" office:value="0.2544" calcext:value-type="float">
            <text:p>0.2544</text:p>
          </table:table-cell>
          <table:table-cell office:value-type="float" office:value="1.3721" calcext:value-type="float">
            <text:p>1.3721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7056" calcext:value-type="float">
            <text:p>0.7056</text:p>
          </table:table-cell>
          <table:table-cell office:value-type="float" office:value="0.4009" calcext:value-type="float">
            <text:p>0.4009</text:p>
          </table:table-cell>
          <table:table-cell office:value-type="float" office:value="3.0976" calcext:value-type="float">
            <text:p>3.0976</text:p>
          </table:table-cell>
          <table:table-cell office:value-type="float" office:value="0.0784" calcext:value-type="float">
            <text:p>0.078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9213" calcext:value-type="float">
            <text:p>0.9213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9606" calcext:value-type="float">
            <text:p>0.9606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9317" calcext:value-type="float">
            <text:p>0.9317</text:p>
          </table:table-cell>
          <table:table-cell office:value-type="float" office:value="1.5783" calcext:value-type="float">
            <text:p>1.5783</text:p>
          </table:table-cell>
          <table:table-cell office:value-type="float" office:value="0.209" calcext:value-type="float">
            <text:p>0.20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9213" calcext:value-type="float">
            <text:p>0.9213</text:p>
          </table:table-cell>
          <table:table-cell office:value-type="float" office:value="0.0399" calcext:value-type="float">
            <text:p>0.0399</text:p>
          </table:table-cell>
          <table:table-cell office:value-type="float" office:value="0.8416" calcext:value-type="float">
            <text:p>0.8416</text:p>
          </table:table-cell>
          <table:table-cell office:value-type="float" office:value="0.7337" calcext:value-type="float">
            <text:p>0.7337</text:p>
          </table:table-cell>
          <table:table-cell office:value-type="float" office:value="0.3917" calcext:value-type="float">
            <text:p>0.391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0.1247" calcext:value-type="float">
            <text:p>0.1247</text:p>
          </table:table-cell>
          <table:table-cell office:value-type="float" office:value="0.724" calcext:value-type="float">
            <text:p>0.724</text:p>
          </table:table-cell>
          <table:table-cell office:value-type="float" office:value="0.4039" calcext:value-type="float">
            <text:p>0.4039</text:p>
          </table:table-cell>
          <table:table-cell office:value-type="float" office:value="0.5251" calcext:value-type="float">
            <text:p>0.5251</text:p>
          </table:table-cell>
          <table:table-cell office:value-type="float" office:value="0.1098" calcext:value-type="float">
            <text:p>0.1098</text:p>
          </table:table-cell>
          <table:table-cell office:value-type="float" office:value="0.7404" calcext:value-type="float">
            <text:p>0.7404</text:p>
          </table:table-cell>
          <table:table-cell office:value-type="float" office:value="0.8811" calcext:value-type="float">
            <text:p>0.8811</text:p>
          </table:table-cell>
          <table:table-cell office:value-type="float" office:value="0.3479" calcext:value-type="float">
            <text:p>0.347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.5179" calcext:value-type="float">
            <text:p>0.5179</text:p>
          </table:table-cell>
          <table:table-cell office:value-type="float" office:value="0.4717" calcext:value-type="float">
            <text:p>0.4717</text:p>
          </table:table-cell>
          <table:table-cell office:value-type="float" office:value="0.8093" calcext:value-type="float">
            <text:p>0.8093</text:p>
          </table:table-cell>
          <table:table-cell office:value-type="float" office:value="0.3683" calcext:value-type="float">
            <text:p>0.3683</text:p>
          </table:table-cell>
          <table:table-cell office:value-type="float" office:value="0.3049" calcext:value-type="float">
            <text:p>0.3049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0762" calcext:value-type="float">
            <text:p>0.0762</text:p>
          </table:table-cell>
          <table:table-cell office:value-type="float" office:value="0.7825" calcext:value-type="float">
            <text:p>0.782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19" calcext:value-type="float">
            <text:p>0.0219</text:p>
          </table:table-cell>
          <table:table-cell office:value-type="float" office:value="0.8822" calcext:value-type="float">
            <text:p>0.8822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7675" calcext:value-type="float">
            <text:p>0.7675</text:p>
          </table:table-cell>
          <table:table-cell office:value-type="float" office:value="2.0988" calcext:value-type="float">
            <text:p>2.0988</text:p>
          </table:table-cell>
          <table:table-cell office:value-type="float" office:value="0.1474" calcext:value-type="float">
            <text:p>0.147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0.1138" calcext:value-type="float">
            <text:p>0.1138</text:p>
          </table:table-cell>
          <table:table-cell office:value-type="float" office:value="0.7359" calcext:value-type="float">
            <text:p>0.7359</text:p>
          </table:table-cell>
          <table:table-cell office:value-type="float" office:value="0.3686" calcext:value-type="float">
            <text:p>0.3686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0579" calcext:value-type="float">
            <text:p>0.0579</text:p>
          </table:table-cell>
          <table:table-cell office:value-type="float" office:value="0.8099" calcext:value-type="float">
            <text:p>0.8099</text:p>
          </table:table-cell>
          <table:table-cell office:value-type="float" office:value="1.715" calcext:value-type="float">
            <text:p>1.715</text:p>
          </table:table-cell>
          <table:table-cell office:value-type="float" office:value="0.1903" calcext:value-type="float">
            <text:p>0.190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.0288" calcext:value-type="float">
            <text:p>0.0288</text:p>
          </table:table-cell>
          <table:table-cell office:value-type="float" office:value="0.8651" calcext:value-type="float">
            <text:p>0.8651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6289" calcext:value-type="float">
            <text:p>0.6289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.13" calcext:value-type="float">
            <text:p>0.13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2925" calcext:value-type="float">
            <text:p>0.2925</text:p>
          </table:table-cell>
          <table:table-cell office:value-type="float" office:value="0.5886" calcext:value-type="float">
            <text:p>0.5886</text:p>
          </table:table-cell>
          <table:table-cell office:value-type="float" office:value="0.1467" calcext:value-type="float">
            <text:p>0.1467</text:p>
          </table:table-cell>
          <table:table-cell office:value-type="float" office:value="0.7017" calcext:value-type="float">
            <text:p>0.7017</text:p>
          </table:table-cell>
          <table:table-cell office:value-type="float" office:value="0.029" calcext:value-type="float">
            <text:p>0.029</text:p>
          </table:table-cell>
          <table:table-cell office:value-type="float" office:value="0.8648" calcext:value-type="float">
            <text:p>0.864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.7158" calcext:value-type="float">
            <text:p>0.7158</text:p>
          </table:table-cell>
          <table:table-cell office:value-type="float" office:value="0.3975" calcext:value-type="float">
            <text:p>0.3975</text:p>
          </table:table-cell>
          <table:table-cell office:value-type="float" office:value="0.7754" calcext:value-type="float">
            <text:p>0.7754</text:p>
          </table:table-cell>
          <table:table-cell office:value-type="float" office:value="0.3785" calcext:value-type="float">
            <text:p>0.3785</text:p>
          </table:table-cell>
          <table:table-cell office:value-type="float" office:value="1.1322" calcext:value-type="float">
            <text:p>1.1322</text:p>
          </table:table-cell>
          <table:table-cell office:value-type="float" office:value="0.2873" calcext:value-type="float">
            <text:p>0.2873</text:p>
          </table:table-cell>
          <table:table-cell office:value-type="float" office:value="4.62" calcext:value-type="float">
            <text:p>4.62</text:p>
          </table:table-cell>
          <table:table-cell office:value-type="float" office:value="0.0316" calcext:value-type="float">
            <text:p>0.0316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9549" calcext:value-type="float">
            <text:p>0.9549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8949" calcext:value-type="float">
            <text:p>0.8949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8737" calcext:value-type="float">
            <text:p>0.8737</text:p>
          </table:table-cell>
          <table:table-cell office:value-type="float" office:value="0.167" calcext:value-type="float">
            <text:p>0.167</text:p>
          </table:table-cell>
          <table:table-cell office:value-type="float" office:value="0.6828" calcext:value-type="float">
            <text:p>0.682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0.2016" calcext:value-type="float">
            <text:p>0.2016</text:p>
          </table:table-cell>
          <table:table-cell office:value-type="float" office:value="0.6534" calcext:value-type="float">
            <text:p>0.6534</text:p>
          </table:table-cell>
          <table:table-cell office:value-type="float" office:value="0.3054" calcext:value-type="float">
            <text:p>0.3054</text:p>
          </table:table-cell>
          <table:table-cell office:value-type="float" office:value="0.5805" calcext:value-type="float">
            <text:p>0.5805</text:p>
          </table:table-cell>
          <table:table-cell office:value-type="float" office:value="0.001" calcext:value-type="float">
            <text:p>0.001</text:p>
          </table:table-cell>
          <table:table-cell office:value-type="float" office:value="0.9753" calcext:value-type="float">
            <text:p>0.9753</text:p>
          </table:table-cell>
          <table:table-cell office:value-type="float" office:value="0.1023" calcext:value-type="float">
            <text:p>0.1023</text:p>
          </table:table-cell>
          <table:table-cell office:value-type="float" office:value="0.7491" calcext:value-type="float">
            <text:p>0.749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8996" calcext:value-type="float">
            <text:p>0.8996</text:p>
          </table:table-cell>
          <table:table-cell office:value-type="float" office:value="0.1433" calcext:value-type="float">
            <text:p>0.1433</text:p>
          </table:table-cell>
          <table:table-cell office:value-type="float" office:value="0.705" calcext:value-type="float">
            <text:p>0.705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7496" calcext:value-type="float">
            <text:p>0.7496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8481" calcext:value-type="float">
            <text:p>0.848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.526" calcext:value-type="float">
            <text:p>0.526</text:p>
          </table:table-cell>
          <table:table-cell office:value-type="float" office:value="0.4683" calcext:value-type="float">
            <text:p>0.4683</text:p>
          </table:table-cell>
          <table:table-cell office:value-type="float" office:value="0.5772" calcext:value-type="float">
            <text:p>0.5772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9583" calcext:value-type="float">
            <text:p>0.9583</text:p>
          </table:table-cell>
          <table:table-cell office:value-type="float" office:value="0.3276" calcext:value-type="float">
            <text:p>0.3276</text:p>
          </table:table-cell>
          <table:table-cell office:value-type="float" office:value="3.12" calcext:value-type="float">
            <text:p>3.12</text:p>
          </table:table-cell>
          <table:table-cell office:value-type="float" office:value="0.0773" calcext:value-type="float">
            <text:p>0.0773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9398" calcext:value-type="float">
            <text:p>0.9398</text:p>
          </table:table-cell>
          <table:table-cell office:value-type="float" office:value="0.0871" calcext:value-type="float">
            <text:p>0.0871</text:p>
          </table:table-cell>
          <table:table-cell office:value-type="float" office:value="0.7679" calcext:value-type="float">
            <text:p>0.7679</text:p>
          </table:table-cell>
          <table:table-cell office:value-type="float" office:value="0.4954" calcext:value-type="float">
            <text:p>0.4954</text:p>
          </table:table-cell>
          <table:table-cell office:value-type="float" office:value="0.4815" calcext:value-type="float">
            <text:p>0.4815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.0862" calcext:value-type="float">
            <text:p>0.0862</text:p>
          </table:table-cell>
          <table:table-cell office:value-type="float" office:value="0.7691" calcext:value-type="float">
            <text:p>0.7691</text:p>
          </table:table-cell>
          <table:table-cell office:value-type="float" office:value="0.2175" calcext:value-type="float">
            <text:p>0.2175</text:p>
          </table:table-cell>
          <table:table-cell office:value-type="float" office:value="0.641" calcext:value-type="float">
            <text:p>0.641</text:p>
          </table:table-cell>
          <table:table-cell office:value-type="float" office:value="0.018" calcext:value-type="float">
            <text:p>0.018</text:p>
          </table:table-cell>
          <table:table-cell office:value-type="float" office:value="0.8933" calcext:value-type="float">
            <text:p>0.8933</text:p>
          </table:table-cell>
          <table:table-cell office:value-type="float" office:value="0.4499" calcext:value-type="float">
            <text:p>0.4499</text:p>
          </table:table-cell>
          <table:table-cell office:value-type="float" office:value="0.5024" calcext:value-type="float">
            <text:p>0.502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.2455" calcext:value-type="float">
            <text:p>0.2455</text:p>
          </table:table-cell>
          <table:table-cell office:value-type="float" office:value="0.6203" calcext:value-type="float">
            <text:p>0.6203</text:p>
          </table:table-cell>
          <table:table-cell office:value-type="float" office:value="0.1571" calcext:value-type="float">
            <text:p>0.1571</text:p>
          </table:table-cell>
          <table:table-cell office:value-type="float" office:value="0.6918" calcext:value-type="float">
            <text:p>0.6918</text:p>
          </table:table-cell>
          <table:table-cell office:value-type="float" office:value="0.2249" calcext:value-type="float">
            <text:p>0.2249</text:p>
          </table:table-cell>
          <table:table-cell office:value-type="float" office:value="0.6353" calcext:value-type="float">
            <text:p>0.6353</text:p>
          </table:table-cell>
          <table:table-cell office:value-type="float" office:value="2.2657" calcext:value-type="float">
            <text:p>2.2657</text:p>
          </table:table-cell>
          <table:table-cell office:value-type="float" office:value="0.1323" calcext:value-type="float">
            <text:p>0.132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.0832" calcext:value-type="float">
            <text:p>0.0832</text:p>
          </table:table-cell>
          <table:table-cell office:value-type="float" office:value="0.773" calcext:value-type="float">
            <text:p>0.773</text:p>
          </table:table-cell>
          <table:table-cell office:value-type="float" office:value="0.1872" calcext:value-type="float">
            <text:p>0.1872</text:p>
          </table:table-cell>
          <table:table-cell office:value-type="float" office:value="0.6652" calcext:value-type="float">
            <text:p>0.6652</text:p>
          </table:table-cell>
          <table:table-cell office:value-type="float" office:value="0.234" calcext:value-type="float">
            <text:p>0.234</text:p>
          </table:table-cell>
          <table:table-cell office:value-type="float" office:value="0.6285" calcext:value-type="float">
            <text:p>0.6285</text:p>
          </table:table-cell>
          <table:table-cell office:value-type="float" office:value="0.2132" calcext:value-type="float">
            <text:p>0.2132</text:p>
          </table:table-cell>
          <table:table-cell office:value-type="float" office:value="0.6442" calcext:value-type="float">
            <text:p>0.644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8949" calcext:value-type="float">
            <text:p>0.8949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9211" calcext:value-type="float">
            <text:p>0.9211</text:p>
          </table:table-cell>
          <table:table-cell office:value-type="float" office:value="0.2304" calcext:value-type="float">
            <text:p>0.2304</text:p>
          </table:table-cell>
          <table:table-cell office:value-type="float" office:value="0.6312" calcext:value-type="float">
            <text:p>0.6312</text:p>
          </table:table-cell>
          <table:table-cell office:value-type="float" office:value="0.25" calcext:value-type="float">
            <text:p>0.25</text:p>
          </table:table-cell>
          <table:table-cell office:value-type="float" office:value="0.6171" calcext:value-type="float">
            <text:p>0.617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</text:p>
          </table:table-cell>
          <table:table-cell office:value-type="float" office:value="0.5772" calcext:value-type="float">
            <text:p>0.5772</text:p>
          </table:table-cell>
          <table:table-cell office:value-type="float" office:value="0.4474" calcext:value-type="float">
            <text:p>0.4474</text:p>
          </table:table-cell>
          <table:table-cell office:value-type="float" office:value="0.5772" calcext:value-type="float">
            <text:p>0.5772</text:p>
          </table:table-cell>
          <table:table-cell office:value-type="float" office:value="0.4474" calcext:value-type="float">
            <text:p>0.4474</text:p>
          </table:table-cell>
          <table:table-cell office:value-type="float" office:value="1.4628" calcext:value-type="float">
            <text:p>1.4628</text:p>
          </table:table-cell>
          <table:table-cell office:value-type="float" office:value="0.2265" calcext:value-type="float">
            <text:p>0.2265</text:p>
          </table:table-cell>
          <table:table-cell office:value-type="float" office:value="5.9047" calcext:value-type="float">
            <text:p>5.9047</text:p>
          </table:table-cell>
          <table:table-cell office:value-type="float" office:value="0.0151" calcext:value-type="float">
            <text:p>0.015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.2109" calcext:value-type="float">
            <text:p>0.2109</text:p>
          </table:table-cell>
          <table:table-cell office:value-type="float" office:value="0.6461" calcext:value-type="float">
            <text:p>0.6461</text:p>
          </table:table-cell>
          <table:table-cell office:value-type="float" office:value="0.0725" calcext:value-type="float">
            <text:p>0.0725</text:p>
          </table:table-cell>
          <table:table-cell office:value-type="float" office:value="0.7878" calcext:value-type="float">
            <text:p>0.7878</text:p>
          </table:table-cell>
          <table:table-cell office:value-type="float" office:value="1.21" calcext:value-type="float">
            <text:p>1.21</text:p>
          </table:table-cell>
          <table:table-cell office:value-type="float" office:value="0.2713" calcext:value-type="float">
            <text:p>0.2713</text:p>
          </table:table-cell>
          <table:table-cell office:value-type="float" office:value="4.9284" calcext:value-type="float">
            <text:p>4.9284</text:p>
          </table:table-cell>
          <table:table-cell office:value-type="float" office:value="0.0264" calcext:value-type="float">
            <text:p>0.0264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.1316" calcext:value-type="float">
            <text:p>0.1316</text:p>
          </table:table-cell>
          <table:table-cell office:value-type="float" office:value="0.7168" calcext:value-type="float">
            <text:p>0.7168</text:p>
          </table:table-cell>
          <table:table-cell office:value-type="float" office:value="0.1864" calcext:value-type="float">
            <text:p>0.1864</text:p>
          </table:table-cell>
          <table:table-cell office:value-type="float" office:value="0.6659" calcext:value-type="float">
            <text:p>0.6659</text:p>
          </table:table-cell>
          <table:table-cell office:value-type="float" office:value="0.0223" calcext:value-type="float">
            <text:p>0.0223</text:p>
          </table:table-cell>
          <table:table-cell office:value-type="float" office:value="0.8814" calcext:value-type="float">
            <text:p>0.8814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9405" calcext:value-type="float">
            <text:p>0.9405</text:p>
          </table:table-cell>
        </table:table-row>
      </table:table>
      <table:table table:name="clean" table:style-name="ta1">
        <table:table-column table:style-name="co8" table:default-cell-style-name="ce4"/>
        <table:table-column table:style-name="co9" table:default-cell-style-name="ce4"/>
        <table:table-column table:style-name="co8" table:default-cell-style-name="ce6"/>
        <table:table-column table:style-name="co10" table:default-cell-style-name="ce6"/>
        <table:table-column table:style-name="co11" table:number-columns-repeated="2" table:default-cell-style-name="ce6"/>
        <table:table-column table:style-name="co12" table:number-columns-repeated="2" table:default-cell-style-name="ce6"/>
        <table:table-column table:style-name="co13" table:number-columns-repeated="2" table:default-cell-style-name="ce6"/>
        <table:table-column table:style-name="co7" table:number-columns-repeated="1014" table:default-cell-style-name="ce6"/>
        <table:table-row table:style-name="ro1">
          <table:table-cell table:style-name="ce1" table:formula="of:=[raw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.B1]" office:value-type="string" office:string-value="Pair" calcext:value-type="string">
            <text:p>Pair</text:p>
          </table:covered-table-cell>
          <table:table-cell table:style-name="ce1" table:formula="of:=[raw.C1]" office:value-type="string" office:string-value="Makespan (%)" calcext:value-type="string" table:number-columns-spanned="2" table:number-rows-spanned="1">
            <text:p>Makespan (%)</text:p>
          </table:table-cell>
          <table:covered-table-cell table:style-name="ce2" table:formula="of:=[raw.D1]" office:value-type="string" office:string-value="Makespan (%)" calcext:value-type="string">
            <text:p>Makespan (%)</text:p>
          </table:covered-table-cell>
          <table:table-cell table:style-name="ce1" table:formula="of:=[raw.E1]" office:value-type="string" office:string-value="Number of Actions (%)" calcext:value-type="string" table:number-columns-spanned="2" table:number-rows-spanned="1">
            <text:p>Number of Actions (%)</text:p>
          </table:table-cell>
          <table:covered-table-cell table:style-name="ce2" table:formula="of:=[raw.F1]" office:value-type="string" office:string-value="Number of Actions (%)" calcext:value-type="string">
            <text:p>Number of Actions (%)</text:p>
          </table:covered-table-cell>
          <table:table-cell table:style-name="ce1" table:formula="of:=[raw.G1]" office:value-type="string" office:string-value="Memory Usage (%)" calcext:value-type="string" table:number-columns-spanned="2" table:number-rows-spanned="1">
            <text:p>Memory Usage (%)</text:p>
          </table:table-cell>
          <table:covered-table-cell table:style-name="ce2" table:formula="of:=[raw.H1]" office:value-type="string" office:string-value="Memory Usage (%)" calcext:value-type="string">
            <text:p>Memory Usage (%)</text:p>
          </table:covered-table-cell>
          <table:table-cell table:style-name="ce1" table:formula="of:=[raw.I1]" office:value-type="string" office:string-value="Processing Time (%)" calcext:value-type="string" table:number-columns-spanned="2" table:number-rows-spanned="1">
            <text:p>Processing Time (%)</text:p>
          </table:table-cell>
          <table:covered-table-cell table:style-name="ce2" table:formula="of:=[raw.J1]" office:value-type="string" office:string-value="Processing Time (%)" calcext:value-type="string">
            <text:p>Processing Time (%)</text:p>
          </table:covered-table-cell>
          <table:table-cell table:number-columns-repeated="1014"/>
        </table:table-row>
        <table:table-row table:style-name="ro1">
          <table:table-cell table:style-name="ce2" table:formula="of:=[raw.A2]" office:value-type="string" office:string-value="Tool A" calcext:value-type="string">
            <text:p>Tool A</text:p>
          </table:table-cell>
          <table:table-cell table:style-name="ce2" table:formula="of:=[raw.B2]" office:value-type="string" office:string-value="Tool B" calcext:value-type="string">
            <text:p>Tool B</text:p>
          </table:table-cell>
          <table:table-cell table:style-name="ce2" table:formula="of:=[raw.C2]" office:value-type="string" office:string-value="H" calcext:value-type="string">
            <text:p>H</text:p>
          </table:table-cell>
          <table:table-cell table:style-name="ce2" table:formula="of:=[raw.D2]" office:value-type="string" office:string-value="p" calcext:value-type="string">
            <text:p>p</text:p>
          </table:table-cell>
          <table:table-cell table:style-name="ce2" table:formula="of:=[raw.E2]" office:value-type="string" office:string-value="H" calcext:value-type="string">
            <text:p>H</text:p>
          </table:table-cell>
          <table:table-cell table:style-name="ce2" table:formula="of:=[raw.F2]" office:value-type="string" office:string-value="p" calcext:value-type="string">
            <text:p>p</text:p>
          </table:table-cell>
          <table:table-cell table:style-name="ce2" table:formula="of:=[raw.G2]" office:value-type="string" office:string-value="H" calcext:value-type="string">
            <text:p>H</text:p>
          </table:table-cell>
          <table:table-cell table:style-name="ce2" table:formula="of:=[raw.H2]" office:value-type="string" office:string-value="p" calcext:value-type="string">
            <text:p>p</text:p>
          </table:table-cell>
          <table:table-cell table:style-name="ce2" table:formula="of:=[raw.I2]" office:value-type="string" office:string-value="H" calcext:value-type="string">
            <text:p>H</text:p>
          </table:table-cell>
          <table:table-cell table:style-name="ce2" table:formula="of:=[raw.J2]" office:value-type="string" office:string-value="p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3" table:formula="of:=[raw.A3]" office:value-type="string" office:string-value="PA" calcext:value-type="string">
            <text:p>PA</text:p>
          </table:table-cell>
          <table:table-cell table:style-name="ce3" table:formula="of:=[raw.B3]" office:value-type="string" office:string-value="CFP" calcext:value-type="string">
            <text:p>CFP</text:p>
          </table:table-cell>
          <table:table-cell table:style-name="ce5" table:formula="of:=[raw.C3]" office:value-type="float" office:value="1.2534" calcext:value-type="float">
            <text:p>1.253</text:p>
          </table:table-cell>
          <table:table-cell table:style-name="ce7" table:formula="of:=[raw.D3]" office:value-type="float" office:value="0.2629" calcext:value-type="float">
            <text:p>0.263</text:p>
          </table:table-cell>
          <table:table-cell table:style-name="ce5" table:formula="of:=[raw.E3]" office:value-type="float" office:value="2.9717" calcext:value-type="float">
            <text:p>2.972</text:p>
          </table:table-cell>
          <table:table-cell table:style-name="ce8" table:formula="of:=[raw.F3]" office:value-type="float" office:value="0.0847" calcext:value-type="float">
            <text:p>0.085</text:p>
          </table:table-cell>
          <table:table-cell table:style-name="ce5" table:formula="of:=[raw.G3]" office:value-type="float" office:value="0.4787" calcext:value-type="float">
            <text:p>0.479</text:p>
          </table:table-cell>
          <table:table-cell table:style-name="ce9" table:formula="of:=[raw.H3]" office:value-type="float" office:value="0.489" calcext:value-type="float">
            <text:p>0.489</text:p>
          </table:table-cell>
          <table:table-cell table:style-name="ce5" table:formula="of:=[raw.I3]" office:value-type="float" office:value="0.2814" calcext:value-type="float">
            <text:p>0.281</text:p>
          </table:table-cell>
          <table:table-cell table:style-name="ce10" table:formula="of:=[raw.J3]" office:value-type="float" office:value="0.5958" calcext:value-type="float">
            <text:p>0.596</text:p>
          </table:table-cell>
          <table:table-cell table:number-columns-repeated="1014"/>
        </table:table-row>
        <table:table-row table:style-name="ro1">
          <table:table-cell table:style-name="ce3" table:formula="of:=[raw.A4]" office:value-type="string" office:string-value="PA" calcext:value-type="string">
            <text:p>PA</text:p>
          </table:table-cell>
          <table:table-cell table:style-name="ce3" table:formula="of:=[raw.B4]" office:value-type="string" office:string-value="CS" calcext:value-type="string">
            <text:p>CS</text:p>
          </table:table-cell>
          <table:table-cell table:style-name="ce5" table:formula="of:=[raw.C4]" office:value-type="float" office:value="0.4202" calcext:value-type="float">
            <text:p>0.420</text:p>
          </table:table-cell>
          <table:table-cell table:style-name="ce7" table:formula="of:=[raw.D4]" office:value-type="float" office:value="0.5168" calcext:value-type="float">
            <text:p>0.517</text:p>
          </table:table-cell>
          <table:table-cell table:style-name="ce5" table:formula="of:=[raw.E4]" office:value-type="float" office:value="0.0079" calcext:value-type="float">
            <text:p>0.008</text:p>
          </table:table-cell>
          <table:table-cell table:style-name="ce8" table:formula="of:=[raw.F4]" office:value-type="float" office:value="0.9291" calcext:value-type="float">
            <text:p>0.929</text:p>
          </table:table-cell>
          <table:table-cell table:style-name="ce5" table:formula="of:=[raw.G4]" office:value-type="float" office:value="1.2803" calcext:value-type="float">
            <text:p>1.280</text:p>
          </table:table-cell>
          <table:table-cell table:style-name="ce9" table:formula="of:=[raw.H4]" office:value-type="float" office:value="0.2578" calcext:value-type="float">
            <text:p>0.258</text:p>
          </table:table-cell>
          <table:table-cell table:style-name="ce5" table:formula="of:=[raw.I4]" office:value-type="float" office:value="0.1894" calcext:value-type="float">
            <text:p>0.189</text:p>
          </table:table-cell>
          <table:table-cell table:style-name="ce10" table:formula="of:=[raw.J4]" office:value-type="float" office:value="0.6634" calcext:value-type="float">
            <text:p>0.663</text:p>
          </table:table-cell>
          <table:table-cell table:number-columns-repeated="1014"/>
        </table:table-row>
        <table:table-row table:style-name="ro1">
          <table:table-cell table:style-name="ce3" table:formula="of:=[raw.A5]" office:value-type="string" office:string-value="PA" calcext:value-type="string">
            <text:p>PA</text:p>
          </table:table-cell>
          <table:table-cell table:style-name="ce3" table:formula="of:=[raw.B5]" office:value-type="string" office:string-value="CA" calcext:value-type="string">
            <text:p>CA</text:p>
          </table:table-cell>
          <table:table-cell table:style-name="ce5" table:formula="of:=[raw.C5]" office:value-type="float" office:value="1.4176" calcext:value-type="float">
            <text:p>1.418</text:p>
          </table:table-cell>
          <table:table-cell table:style-name="ce7" table:formula="of:=[raw.D5]" office:value-type="float" office:value="0.2338" calcext:value-type="float">
            <text:p>0.234</text:p>
          </table:table-cell>
          <table:table-cell table:style-name="ce5" table:formula="of:=[raw.E5]" office:value-type="float" office:value="2.5017" calcext:value-type="float">
            <text:p>2.502</text:p>
          </table:table-cell>
          <table:table-cell table:style-name="ce8" table:formula="of:=[raw.F5]" office:value-type="float" office:value="0.1137" calcext:value-type="float">
            <text:p>0.114</text:p>
          </table:table-cell>
          <table:table-cell table:style-name="ce5" table:formula="of:=[raw.G5]" office:value-type="float" office:value="2.1112" calcext:value-type="float">
            <text:p>2.111</text:p>
          </table:table-cell>
          <table:table-cell table:style-name="ce9" table:formula="of:=[raw.H5]" office:value-type="float" office:value="0.1462" calcext:value-type="float">
            <text:p>0.146</text:p>
          </table:table-cell>
          <table:table-cell table:style-name="ce5" table:formula="of:=[raw.I5]" office:value-type="float" office:value="0.4473" calcext:value-type="float">
            <text:p>0.447</text:p>
          </table:table-cell>
          <table:table-cell table:style-name="ce10" table:formula="of:=[raw.J5]" office:value-type="float" office:value="0.5036" calcext:value-type="float">
            <text:p>0.504</text:p>
          </table:table-cell>
          <table:table-cell table:number-columns-repeated="1014"/>
        </table:table-row>
        <table:table-row table:style-name="ro1">
          <table:table-cell table:style-name="ce3" table:formula="of:=[raw.A6]" office:value-type="string" office:string-value="PA" calcext:value-type="string">
            <text:p>PA</text:p>
          </table:table-cell>
          <table:table-cell table:style-name="ce3" table:formula="of:=[raw.B6]" office:value-type="string" office:string-value="O" calcext:value-type="string">
            <text:p>O</text:p>
          </table:table-cell>
          <table:table-cell table:style-name="ce5" table:formula="of:=[raw.C6]" office:value-type="float" office:value="1.4764" calcext:value-type="float">
            <text:p>1.476</text:p>
          </table:table-cell>
          <table:table-cell table:style-name="ce7" table:formula="of:=[raw.D6]" office:value-type="float" office:value="0.2243" calcext:value-type="float">
            <text:p>0.224</text:p>
          </table:table-cell>
          <table:table-cell table:style-name="ce5" table:formula="of:=[raw.E6]" office:value-type="float" office:value="2.9798" calcext:value-type="float">
            <text:p>2.980</text:p>
          </table:table-cell>
          <table:table-cell table:style-name="ce8" table:formula="of:=[raw.F6]" office:value-type="float" office:value="0.0843" calcext:value-type="float">
            <text:p>0.084</text:p>
          </table:table-cell>
          <table:table-cell table:style-name="ce5" table:formula="of:=[raw.G6]" office:value-type="float" office:value="6.1333" calcext:value-type="float">
            <text:p>6.133</text:p>
          </table:table-cell>
          <table:table-cell table:style-name="ce9" table:formula="of:=[raw.H6]" office:value-type="float" office:value="0.0133" calcext:value-type="float">
            <text:p>0.013</text:p>
          </table:table-cell>
          <table:table-cell table:style-name="ce5" table:formula="of:=[raw.I6]" office:value-type="float" office:value="3.4167" calcext:value-type="float">
            <text:p>3.417</text:p>
          </table:table-cell>
          <table:table-cell table:style-name="ce10" table:formula="of:=[raw.J6]" office:value-type="float" office:value="0.0645" calcext:value-type="float">
            <text:p>0.065</text:p>
          </table:table-cell>
          <table:table-cell table:number-columns-repeated="1014"/>
        </table:table-row>
        <table:table-row table:style-name="ro1">
          <table:table-cell table:style-name="ce3" table:formula="of:=[raw.A7]" office:value-type="string" office:string-value="PA" calcext:value-type="string">
            <text:p>PA</text:p>
          </table:table-cell>
          <table:table-cell table:style-name="ce3" table:formula="of:=[raw.B7]" office:value-type="string" office:string-value="OT" calcext:value-type="string">
            <text:p>OT</text:p>
          </table:table-cell>
          <table:table-cell table:style-name="ce5" table:formula="of:=[raw.C7]" office:value-type="float" office:value="0.9884" calcext:value-type="float">
            <text:p>0.988</text:p>
          </table:table-cell>
          <table:table-cell table:style-name="ce7" table:formula="of:=[raw.D7]" office:value-type="float" office:value="0.3201" calcext:value-type="float">
            <text:p>0.320</text:p>
          </table:table-cell>
          <table:table-cell table:style-name="ce5" table:formula="of:=[raw.E7]" office:value-type="float" office:value="2.7457" calcext:value-type="float">
            <text:p>2.746</text:p>
          </table:table-cell>
          <table:table-cell table:style-name="ce8" table:formula="of:=[raw.F7]" office:value-type="float" office:value="0.0975" calcext:value-type="float">
            <text:p>0.098</text:p>
          </table:table-cell>
          <table:table-cell table:style-name="ce5" table:formula="of:=[raw.G7]" office:value-type="float" office:value="5.7829" calcext:value-type="float">
            <text:p>5.783</text:p>
          </table:table-cell>
          <table:table-cell table:style-name="ce9" table:formula="of:=[raw.H7]" office:value-type="float" office:value="0.0162" calcext:value-type="float">
            <text:p>0.016</text:p>
          </table:table-cell>
          <table:table-cell table:style-name="ce5" table:formula="of:=[raw.I7]" office:value-type="float" office:value="2.4377" calcext:value-type="float">
            <text:p>2.438</text:p>
          </table:table-cell>
          <table:table-cell table:style-name="ce10" table:formula="of:=[raw.J7]" office:value-type="float" office:value="0.1185" calcext:value-type="float">
            <text:p>0.119</text:p>
          </table:table-cell>
          <table:table-cell table:number-columns-repeated="1014"/>
        </table:table-row>
        <table:table-row table:style-name="ro1">
          <table:table-cell table:style-name="ce3" table:formula="of:=[raw.A8]" office:value-type="string" office:string-value="PA" calcext:value-type="string">
            <text:p>PA</text:p>
          </table:table-cell>
          <table:table-cell table:style-name="ce3" table:formula="of:=[raw.B8]" office:value-type="string" office:string-value="A" calcext:value-type="string">
            <text:p>A</text:p>
          </table:table-cell>
          <table:table-cell table:style-name="ce5" table:formula="of:=[raw.C8]" office:value-type="float" office:value="0.6517" calcext:value-type="float">
            <text:p>0.652</text:p>
          </table:table-cell>
          <table:table-cell table:style-name="ce7" table:formula="of:=[raw.D8]" office:value-type="float" office:value="0.4195" calcext:value-type="float">
            <text:p>0.420</text:p>
          </table:table-cell>
          <table:table-cell table:style-name="ce5" table:formula="of:=[raw.E8]" office:value-type="float" office:value="1.0119" calcext:value-type="float">
            <text:p>1.012</text:p>
          </table:table-cell>
          <table:table-cell table:style-name="ce8" table:formula="of:=[raw.F8]" office:value-type="float" office:value="0.3144" calcext:value-type="float">
            <text:p>0.314</text:p>
          </table:table-cell>
          <table:table-cell table:style-name="ce5" table:formula="of:=[raw.G8]" office:value-type="float" office:value="3.2776" calcext:value-type="float">
            <text:p>3.278</text:p>
          </table:table-cell>
          <table:table-cell table:style-name="ce9" table:formula="of:=[raw.H8]" office:value-type="float" office:value="0.0702" calcext:value-type="float">
            <text:p>0.070</text:p>
          </table:table-cell>
          <table:table-cell table:style-name="ce5" table:formula="of:=[raw.I8]" office:value-type="float" office:value="2.2936" calcext:value-type="float">
            <text:p>2.294</text:p>
          </table:table-cell>
          <table:table-cell table:style-name="ce10" table:formula="of:=[raw.J8]" office:value-type="float" office:value="0.1299" calcext:value-type="float">
            <text:p>0.130</text:p>
          </table:table-cell>
          <table:table-cell table:number-columns-repeated="1014"/>
        </table:table-row>
        <table:table-row table:style-name="ro1">
          <table:table-cell table:style-name="ce3" table:formula="of:=[raw.A9]" office:value-type="string" office:string-value="PA" calcext:value-type="string">
            <text:p>PA</text:p>
          </table:table-cell>
          <table:table-cell table:style-name="ce3" table:formula="of:=[raw.B9]" office:value-type="string" office:string-value="AT" calcext:value-type="string">
            <text:p>AT</text:p>
          </table:table-cell>
          <table:table-cell table:style-name="ce5" table:formula="of:=[raw.C9]" office:value-type="float" office:value="0.0646" calcext:value-type="float">
            <text:p>0.065</text:p>
          </table:table-cell>
          <table:table-cell table:style-name="ce7" table:formula="of:=[raw.D9]" office:value-type="float" office:value="0.7993" calcext:value-type="float">
            <text:p>0.799</text:p>
          </table:table-cell>
          <table:table-cell table:style-name="ce5" table:formula="of:=[raw.E9]" office:value-type="float" office:value="0.5068" calcext:value-type="float">
            <text:p>0.507</text:p>
          </table:table-cell>
          <table:table-cell table:style-name="ce8" table:formula="of:=[raw.F9]" office:value-type="float" office:value="0.4765" calcext:value-type="float">
            <text:p>0.477</text:p>
          </table:table-cell>
          <table:table-cell table:style-name="ce5" table:formula="of:=[raw.G9]" office:value-type="float" office:value="2.7348" calcext:value-type="float">
            <text:p>2.735</text:p>
          </table:table-cell>
          <table:table-cell table:style-name="ce9" table:formula="of:=[raw.H9]" office:value-type="float" office:value="0.0982" calcext:value-type="float">
            <text:p>0.098</text:p>
          </table:table-cell>
          <table:table-cell table:style-name="ce5" table:formula="of:=[raw.I9]" office:value-type="float" office:value="0.2376" calcext:value-type="float">
            <text:p>0.238</text:p>
          </table:table-cell>
          <table:table-cell table:style-name="ce10" table:formula="of:=[raw.J9]" office:value-type="float" office:value="0.626" calcext:value-type="float">
            <text:p>0.626</text:p>
          </table:table-cell>
          <table:table-cell table:number-columns-repeated="1014"/>
        </table:table-row>
        <table:table-row table:style-name="ro1">
          <table:table-cell table:style-name="ce3" table:formula="of:=[raw.A10]" office:value-type="string" office:string-value="PA" calcext:value-type="string">
            <text:p>PA</text:p>
          </table:table-cell>
          <table:table-cell table:style-name="ce3" table:formula="of:=[raw.B10]" office:value-type="string" office:string-value="AO" calcext:value-type="string">
            <text:p>AO</text:p>
          </table:table-cell>
          <table:table-cell table:style-name="ce5" table:formula="of:=[raw.C10]" office:value-type="float" office:value="1.19" calcext:value-type="float">
            <text:p>1.190</text:p>
          </table:table-cell>
          <table:table-cell table:style-name="ce7" table:formula="of:=[raw.D10]" office:value-type="float" office:value="0.2753" calcext:value-type="float">
            <text:p>0.275</text:p>
          </table:table-cell>
          <table:table-cell table:style-name="ce5" table:formula="of:=[raw.E10]" office:value-type="float" office:value="2.3925" calcext:value-type="float">
            <text:p>2.393</text:p>
          </table:table-cell>
          <table:table-cell table:style-name="ce8" table:formula="of:=[raw.F10]" office:value-type="float" office:value="0.1219" calcext:value-type="float">
            <text:p>0.122</text:p>
          </table:table-cell>
          <table:table-cell table:style-name="ce5" table:formula="of:=[raw.G10]" office:value-type="float" office:value="6.6281" calcext:value-type="float">
            <text:p>6.628</text:p>
          </table:table-cell>
          <table:table-cell table:style-name="ce9" table:formula="of:=[raw.H10]" office:value-type="float" office:value="0.01" calcext:value-type="float">
            <text:p>0.010</text:p>
          </table:table-cell>
          <table:table-cell table:style-name="ce5" table:formula="of:=[raw.I10]" office:value-type="float" office:value="4.5369" calcext:value-type="float">
            <text:p>4.537</text:p>
          </table:table-cell>
          <table:table-cell table:style-name="ce10" table:formula="of:=[raw.J10]" office:value-type="float" office:value="0.0332" calcext:value-type="float">
            <text:p>0.033</text:p>
          </table:table-cell>
          <table:table-cell table:number-columns-repeated="1014"/>
        </table:table-row>
        <table:table-row table:style-name="ro1">
          <table:table-cell table:style-name="ce3" table:formula="of:=[raw.A11]" office:value-type="string" office:string-value="PA" calcext:value-type="string">
            <text:p>PA</text:p>
          </table:table-cell>
          <table:table-cell table:style-name="ce3" table:formula="of:=[raw.B11]" office:value-type="string" office:string-value="AOT" calcext:value-type="string">
            <text:p>AOT</text:p>
          </table:table-cell>
          <table:table-cell table:style-name="ce5" table:formula="of:=[raw.C11]" office:value-type="float" office:value="0.437" calcext:value-type="float">
            <text:p>0.437</text:p>
          </table:table-cell>
          <table:table-cell table:style-name="ce7" table:formula="of:=[raw.D11]" office:value-type="float" office:value="0.5086" calcext:value-type="float">
            <text:p>0.509</text:p>
          </table:table-cell>
          <table:table-cell table:style-name="ce5" table:formula="of:=[raw.E11]" office:value-type="float" office:value="1.1953" calcext:value-type="float">
            <text:p>1.195</text:p>
          </table:table-cell>
          <table:table-cell table:style-name="ce8" table:formula="of:=[raw.F11]" office:value-type="float" office:value="0.2743" calcext:value-type="float">
            <text:p>0.274</text:p>
          </table:table-cell>
          <table:table-cell table:style-name="ce5" table:formula="of:=[raw.G11]" office:value-type="float" office:value="6.3431" calcext:value-type="float">
            <text:p>6.343</text:p>
          </table:table-cell>
          <table:table-cell table:style-name="ce9" table:formula="of:=[raw.H11]" office:value-type="float" office:value="0.0118" calcext:value-type="float">
            <text:p>0.012</text:p>
          </table:table-cell>
          <table:table-cell table:style-name="ce5" table:formula="of:=[raw.I11]" office:value-type="float" office:value="4.6083" calcext:value-type="float">
            <text:p>4.608</text:p>
          </table:table-cell>
          <table:table-cell table:style-name="ce10" table:formula="of:=[raw.J11]" office:value-type="float" office:value="0.0318" calcext:value-type="float">
            <text:p>0.032</text:p>
          </table:table-cell>
          <table:table-cell table:number-columns-repeated="1014"/>
        </table:table-row>
        <table:table-row table:style-name="ro1">
          <table:table-cell table:style-name="ce3" table:formula="of:=[raw.A12]" office:value-type="string" office:string-value="CFP" calcext:value-type="string">
            <text:p>CFP</text:p>
          </table:table-cell>
          <table:table-cell table:style-name="ce3" table:formula="of:=[raw.B12]" office:value-type="string" office:string-value="CS" calcext:value-type="string">
            <text:p>CS</text:p>
          </table:table-cell>
          <table:table-cell table:style-name="ce5" table:formula="of:=[raw.C12]" office:value-type="float" office:value="2.4063" calcext:value-type="float">
            <text:p>2.406</text:p>
          </table:table-cell>
          <table:table-cell table:style-name="ce7" table:formula="of:=[raw.D12]" office:value-type="float" office:value="0.1208" calcext:value-type="float">
            <text:p>0.121</text:p>
          </table:table-cell>
          <table:table-cell table:style-name="ce5" table:formula="of:=[raw.E12]" office:value-type="float" office:value="4.1854" calcext:value-type="float">
            <text:p>4.185</text:p>
          </table:table-cell>
          <table:table-cell table:style-name="ce8" table:formula="of:=[raw.F12]" office:value-type="float" office:value="0.0408" calcext:value-type="float">
            <text:p>0.041</text:p>
          </table:table-cell>
          <table:table-cell table:style-name="ce5" table:formula="of:=[raw.G12]" office:value-type="float" office:value="0.1951" calcext:value-type="float">
            <text:p>0.195</text:p>
          </table:table-cell>
          <table:table-cell table:style-name="ce9" table:formula="of:=[raw.H12]" office:value-type="float" office:value="0.6587" calcext:value-type="float">
            <text:p>0.659</text:p>
          </table:table-cell>
          <table:table-cell table:style-name="ce5" table:formula="of:=[raw.I12]" office:value-type="float" office:value="0.5556" calcext:value-type="float">
            <text:p>0.556</text:p>
          </table:table-cell>
          <table:table-cell table:style-name="ce10" table:formula="of:=[raw.J12]" office:value-type="float" office:value="0.456" calcext:value-type="float">
            <text:p>0.456</text:p>
          </table:table-cell>
          <table:table-cell table:number-columns-repeated="1014"/>
        </table:table-row>
        <table:table-row table:style-name="ro1">
          <table:table-cell table:style-name="ce3" table:formula="of:=[raw.A13]" office:value-type="string" office:string-value="CFP" calcext:value-type="string">
            <text:p>CFP</text:p>
          </table:table-cell>
          <table:table-cell table:style-name="ce3" table:formula="of:=[raw.B13]" office:value-type="string" office:string-value="CA" calcext:value-type="string">
            <text:p>CA</text:p>
          </table:table-cell>
          <table:table-cell table:style-name="ce5" table:formula="of:=[raw.C13]" office:value-type="float" office:value="0.069" calcext:value-type="float">
            <text:p>0.069</text:p>
          </table:table-cell>
          <table:table-cell table:style-name="ce7" table:formula="of:=[raw.D13]" office:value-type="float" office:value="0.7928" calcext:value-type="float">
            <text:p>0.793</text:p>
          </table:table-cell>
          <table:table-cell table:style-name="ce5" table:formula="of:=[raw.E13]" office:value-type="float" office:value="0.1079" calcext:value-type="float">
            <text:p>0.108</text:p>
          </table:table-cell>
          <table:table-cell table:style-name="ce8" table:formula="of:=[raw.F13]" office:value-type="float" office:value="0.7426" calcext:value-type="float">
            <text:p>0.743</text:p>
          </table:table-cell>
          <table:table-cell table:style-name="ce5" table:formula="of:=[raw.G13]" office:value-type="float" office:value="0.7514" calcext:value-type="float">
            <text:p>0.751</text:p>
          </table:table-cell>
          <table:table-cell table:style-name="ce9" table:formula="of:=[raw.H13]" office:value-type="float" office:value="0.386" calcext:value-type="float">
            <text:p>0.386</text:p>
          </table:table-cell>
          <table:table-cell table:style-name="ce5" table:formula="of:=[raw.I13]" office:value-type="float" office:value="0.6264" calcext:value-type="float">
            <text:p>0.626</text:p>
          </table:table-cell>
          <table:table-cell table:style-name="ce10" table:formula="of:=[raw.J13]" office:value-type="float" office:value="0.4287" calcext:value-type="float">
            <text:p>0.429</text:p>
          </table:table-cell>
          <table:table-cell table:number-columns-repeated="1014"/>
        </table:table-row>
        <table:table-row table:style-name="ro1">
          <table:table-cell table:style-name="ce3" table:formula="of:=[raw.A14]" office:value-type="string" office:string-value="CFP" calcext:value-type="string">
            <text:p>CFP</text:p>
          </table:table-cell>
          <table:table-cell table:style-name="ce3" table:formula="of:=[raw.B14]" office:value-type="string" office:string-value="O" calcext:value-type="string">
            <text:p>O</text:p>
          </table:table-cell>
          <table:table-cell table:style-name="ce5" table:formula="of:=[raw.C14]" office:value-type="float" office:value="0.0024" calcext:value-type="float">
            <text:p>0.002</text:p>
          </table:table-cell>
          <table:table-cell table:style-name="ce7" table:formula="of:=[raw.D14]" office:value-type="float" office:value="0.9606" calcext:value-type="float">
            <text:p>0.961</text:p>
          </table:table-cell>
          <table:table-cell table:style-name="ce5" table:formula="of:=[raw.E14]" office:value-type="float" office:value="0.1195" calcext:value-type="float">
            <text:p>0.120</text:p>
          </table:table-cell>
          <table:table-cell table:style-name="ce8" table:formula="of:=[raw.F14]" office:value-type="float" office:value="0.7296" calcext:value-type="float">
            <text:p>0.730</text:p>
          </table:table-cell>
          <table:table-cell table:style-name="ce5" table:formula="of:=[raw.G14]" office:value-type="float" office:value="1.3704" calcext:value-type="float">
            <text:p>1.370</text:p>
          </table:table-cell>
          <table:table-cell table:style-name="ce9" table:formula="of:=[raw.H14]" office:value-type="float" office:value="0.2417" calcext:value-type="float">
            <text:p>0.242</text:p>
          </table:table-cell>
          <table:table-cell table:style-name="ce5" table:formula="of:=[raw.I14]" office:value-type="float" office:value="8.4815" calcext:value-type="float">
            <text:p>8.482</text:p>
          </table:table-cell>
          <table:table-cell table:style-name="ce10" table:formula="of:=[raw.J14]" office:value-type="float" office:value="0.0036" calcext:value-type="float">
            <text:p>0.004</text:p>
          </table:table-cell>
          <table:table-cell table:number-columns-repeated="1014"/>
        </table:table-row>
        <table:table-row table:style-name="ro1">
          <table:table-cell table:style-name="ce3" table:formula="of:=[raw.A15]" office:value-type="string" office:string-value="CFP" calcext:value-type="string">
            <text:p>CFP</text:p>
          </table:table-cell>
          <table:table-cell table:style-name="ce3" table:formula="of:=[raw.B15]" office:value-type="string" office:string-value="OT" calcext:value-type="string">
            <text:p>OT</text:p>
          </table:table-cell>
          <table:table-cell table:style-name="ce5" table:formula="of:=[raw.C15]" office:value-type="float" office:value="0.039" calcext:value-type="float">
            <text:p>0.039</text:p>
          </table:table-cell>
          <table:table-cell table:style-name="ce7" table:formula="of:=[raw.D15]" office:value-type="float" office:value="0.8434" calcext:value-type="float">
            <text:p>0.843</text:p>
          </table:table-cell>
          <table:table-cell table:style-name="ce5" table:formula="of:=[raw.E15]" office:value-type="float" office:value="0.156" calcext:value-type="float">
            <text:p>0.156</text:p>
          </table:table-cell>
          <table:table-cell table:style-name="ce8" table:formula="of:=[raw.F15]" office:value-type="float" office:value="0.6928" calcext:value-type="float">
            <text:p>0.693</text:p>
          </table:table-cell>
          <table:table-cell table:style-name="ce5" table:formula="of:=[raw.G15]" office:value-type="float" office:value="1.3704" calcext:value-type="float">
            <text:p>1.370</text:p>
          </table:table-cell>
          <table:table-cell table:style-name="ce9" table:formula="of:=[raw.H15]" office:value-type="float" office:value="0.2417" calcext:value-type="float">
            <text:p>0.242</text:p>
          </table:table-cell>
          <table:table-cell table:style-name="ce5" table:formula="of:=[raw.I15]" office:value-type="float" office:value="6.9" calcext:value-type="float">
            <text:p>6.900</text:p>
          </table:table-cell>
          <table:table-cell table:style-name="ce10" table:formula="of:=[raw.J15]" office:value-type="float" office:value="0.0086" calcext:value-type="float">
            <text:p>0.009</text:p>
          </table:table-cell>
          <table:table-cell table:number-columns-repeated="1014"/>
        </table:table-row>
        <table:table-row table:style-name="ro1">
          <table:table-cell table:style-name="ce3" table:formula="of:=[raw.A16]" office:value-type="string" office:string-value="CFP" calcext:value-type="string">
            <text:p>CFP</text:p>
          </table:table-cell>
          <table:table-cell table:style-name="ce3" table:formula="of:=[raw.B16]" office:value-type="string" office:string-value="A" calcext:value-type="string">
            <text:p>A</text:p>
          </table:table-cell>
          <table:table-cell table:style-name="ce5" table:formula="of:=[raw.C16]" office:value-type="float" office:value="0.16" calcext:value-type="float">
            <text:p>0.160</text:p>
          </table:table-cell>
          <table:table-cell table:style-name="ce7" table:formula="of:=[raw.D16]" office:value-type="float" office:value="0.6891" calcext:value-type="float">
            <text:p>0.689</text:p>
          </table:table-cell>
          <table:table-cell table:style-name="ce5" table:formula="of:=[raw.E16]" office:value-type="float" office:value="0.8423" calcext:value-type="float">
            <text:p>0.842</text:p>
          </table:table-cell>
          <table:table-cell table:style-name="ce8" table:formula="of:=[raw.F16]" office:value-type="float" office:value="0.3587" calcext:value-type="float">
            <text:p>0.359</text:p>
          </table:table-cell>
          <table:table-cell table:style-name="ce5" table:formula="of:=[raw.G16]" office:value-type="float" office:value="0.5556" calcext:value-type="float">
            <text:p>0.556</text:p>
          </table:table-cell>
          <table:table-cell table:style-name="ce9" table:formula="of:=[raw.H16]" office:value-type="float" office:value="0.456" calcext:value-type="float">
            <text:p>0.456</text:p>
          </table:table-cell>
          <table:table-cell table:style-name="ce5" table:formula="of:=[raw.I16]" office:value-type="float" office:value="4.6372" calcext:value-type="float">
            <text:p>4.637</text:p>
          </table:table-cell>
          <table:table-cell table:style-name="ce10" table:formula="of:=[raw.J16]" office:value-type="float" office:value="0.0313" calcext:value-type="float">
            <text:p>0.031</text:p>
          </table:table-cell>
          <table:table-cell table:number-columns-repeated="1014"/>
        </table:table-row>
        <table:table-row table:style-name="ro1">
          <table:table-cell table:style-name="ce3" table:formula="of:=[raw.A17]" office:value-type="string" office:string-value="CFP" calcext:value-type="string">
            <text:p>CFP</text:p>
          </table:table-cell>
          <table:table-cell table:style-name="ce3" table:formula="of:=[raw.B17]" office:value-type="string" office:string-value="AT" calcext:value-type="string">
            <text:p>AT</text:p>
          </table:table-cell>
          <table:table-cell table:style-name="ce5" table:formula="of:=[raw.C17]" office:value-type="float" office:value="0.8085" calcext:value-type="float">
            <text:p>0.809</text:p>
          </table:table-cell>
          <table:table-cell table:style-name="ce7" table:formula="of:=[raw.D17]" office:value-type="float" office:value="0.3686" calcext:value-type="float">
            <text:p>0.369</text:p>
          </table:table-cell>
          <table:table-cell table:style-name="ce5" table:formula="of:=[raw.E17]" office:value-type="float" office:value="1.2632" calcext:value-type="float">
            <text:p>1.263</text:p>
          </table:table-cell>
          <table:table-cell table:style-name="ce8" table:formula="of:=[raw.F17]" office:value-type="float" office:value="0.261" calcext:value-type="float">
            <text:p>0.261</text:p>
          </table:table-cell>
          <table:table-cell table:style-name="ce5" table:formula="of:=[raw.G17]" office:value-type="float" office:value="0.2752" calcext:value-type="float">
            <text:p>0.275</text:p>
          </table:table-cell>
          <table:table-cell table:style-name="ce9" table:formula="of:=[raw.H17]" office:value-type="float" office:value="0.5999" calcext:value-type="float">
            <text:p>0.600</text:p>
          </table:table-cell>
          <table:table-cell table:style-name="ce5" table:formula="of:=[raw.I17]" office:value-type="float" office:value="0.9337" calcext:value-type="float">
            <text:p>0.934</text:p>
          </table:table-cell>
          <table:table-cell table:style-name="ce10" table:formula="of:=[raw.J17]" office:value-type="float" office:value="0.3339" calcext:value-type="float">
            <text:p>0.334</text:p>
          </table:table-cell>
          <table:table-cell table:number-columns-repeated="1014"/>
        </table:table-row>
        <table:table-row table:style-name="ro1">
          <table:table-cell table:style-name="ce3" table:formula="of:=[raw.A18]" office:value-type="string" office:string-value="CFP" calcext:value-type="string">
            <text:p>CFP</text:p>
          </table:table-cell>
          <table:table-cell table:style-name="ce3" table:formula="of:=[raw.B18]" office:value-type="string" office:string-value="AO" calcext:value-type="string">
            <text:p>AO</text:p>
          </table:table-cell>
          <table:table-cell table:style-name="ce5" table:formula="of:=[raw.C18]" office:value-type="float" office:value="0.0098" calcext:value-type="float">
            <text:p>0.010</text:p>
          </table:table-cell>
          <table:table-cell table:style-name="ce7" table:formula="of:=[raw.D18]" office:value-type="float" office:value="0.9213" calcext:value-type="float">
            <text:p>0.921</text:p>
          </table:table-cell>
          <table:table-cell table:style-name="ce5" table:formula="of:=[raw.E18]" office:value-type="float" office:value="0.156" calcext:value-type="float">
            <text:p>0.156</text:p>
          </table:table-cell>
          <table:table-cell table:style-name="ce8" table:formula="of:=[raw.F18]" office:value-type="float" office:value="0.6928" calcext:value-type="float">
            <text:p>0.693</text:p>
          </table:table-cell>
          <table:table-cell table:style-name="ce5" table:formula="of:=[raw.G18]" office:value-type="float" office:value="1.6163" calcext:value-type="float">
            <text:p>1.616</text:p>
          </table:table-cell>
          <table:table-cell table:style-name="ce9" table:formula="of:=[raw.H18]" office:value-type="float" office:value="0.2036" calcext:value-type="float">
            <text:p>0.204</text:p>
          </table:table-cell>
          <table:table-cell table:style-name="ce5" table:formula="of:=[raw.I18]" office:value-type="float" office:value="9.2736" calcext:value-type="float">
            <text:p>9.274</text:p>
          </table:table-cell>
          <table:table-cell table:style-name="ce10" table:formula="of:=[raw.J18]" office:value-type="float" office:value="0.0023" calcext:value-type="float">
            <text:p>0.002</text:p>
          </table:table-cell>
          <table:table-cell table:number-columns-repeated="1014"/>
        </table:table-row>
        <table:table-row table:style-name="ro1">
          <table:table-cell table:style-name="ce3" table:formula="of:=[raw.A19]" office:value-type="string" office:string-value="CFP" calcext:value-type="string">
            <text:p>CFP</text:p>
          </table:table-cell>
          <table:table-cell table:style-name="ce3" table:formula="of:=[raw.B19]" office:value-type="string" office:string-value="AOT" calcext:value-type="string">
            <text:p>AOT</text:p>
          </table:table-cell>
          <table:table-cell table:style-name="ce5" table:formula="of:=[raw.C19]" office:value-type="float" office:value="0.2447" calcext:value-type="float">
            <text:p>0.245</text:p>
          </table:table-cell>
          <table:table-cell table:style-name="ce7" table:formula="of:=[raw.D19]" office:value-type="float" office:value="0.6208" calcext:value-type="float">
            <text:p>0.621</text:p>
          </table:table-cell>
          <table:table-cell table:style-name="ce5" table:formula="of:=[raw.E19]" office:value-type="float" office:value="0.5844" calcext:value-type="float">
            <text:p>0.584</text:p>
          </table:table-cell>
          <table:table-cell table:style-name="ce8" table:formula="of:=[raw.F19]" office:value-type="float" office:value="0.4446" calcext:value-type="float">
            <text:p>0.445</text:p>
          </table:table-cell>
          <table:table-cell table:style-name="ce5" table:formula="of:=[raw.G19]" office:value-type="float" office:value="1.5779" calcext:value-type="float">
            <text:p>1.578</text:p>
          </table:table-cell>
          <table:table-cell table:style-name="ce9" table:formula="of:=[raw.H19]" office:value-type="float" office:value="0.2091" calcext:value-type="float">
            <text:p>0.209</text:p>
          </table:table-cell>
          <table:table-cell table:style-name="ce5" table:formula="of:=[raw.I19]" office:value-type="float" office:value="8.0257" calcext:value-type="float">
            <text:p>8.026</text:p>
          </table:table-cell>
          <table:table-cell table:style-name="ce10" table:formula="of:=[raw.J19]" office:value-type="float" office:value="0.0046" calcext:value-type="float">
            <text:p>0.005</text:p>
          </table:table-cell>
          <table:table-cell table:number-columns-repeated="1014"/>
        </table:table-row>
        <table:table-row table:style-name="ro1">
          <table:table-cell table:style-name="ce3" table:formula="of:=[raw.A20]" office:value-type="string" office:string-value="CS" calcext:value-type="string">
            <text:p>CS</text:p>
          </table:table-cell>
          <table:table-cell table:style-name="ce3" table:formula="of:=[raw.B20]" office:value-type="string" office:string-value="CA" calcext:value-type="string">
            <text:p>CA</text:p>
          </table:table-cell>
          <table:table-cell table:style-name="ce5" table:formula="of:=[raw.C20]" office:value-type="float" office:value="2.9215" calcext:value-type="float">
            <text:p>2.922</text:p>
          </table:table-cell>
          <table:table-cell table:style-name="ce7" table:formula="of:=[raw.D20]" office:value-type="float" office:value="0.0874" calcext:value-type="float">
            <text:p>0.087</text:p>
          </table:table-cell>
          <table:table-cell table:style-name="ce5" table:formula="of:=[raw.E20]" office:value-type="float" office:value="3.0773" calcext:value-type="float">
            <text:p>3.077</text:p>
          </table:table-cell>
          <table:table-cell table:style-name="ce8" table:formula="of:=[raw.F20]" office:value-type="float" office:value="0.0794" calcext:value-type="float">
            <text:p>0.079</text:p>
          </table:table-cell>
          <table:table-cell table:style-name="ce5" table:formula="of:=[raw.G20]" office:value-type="float" office:value="0.1951" calcext:value-type="float">
            <text:p>0.195</text:p>
          </table:table-cell>
          <table:table-cell table:style-name="ce9" table:formula="of:=[raw.H20]" office:value-type="float" office:value="0.6587" calcext:value-type="float">
            <text:p>0.659</text:p>
          </table:table-cell>
          <table:table-cell table:style-name="ce5" table:formula="of:=[raw.I20]" office:value-type="float" office:value="0.1098" calcext:value-type="float">
            <text:p>0.110</text:p>
          </table:table-cell>
          <table:table-cell table:style-name="ce10" table:formula="of:=[raw.J20]" office:value-type="float" office:value="0.7404" calcext:value-type="float">
            <text:p>0.740</text:p>
          </table:table-cell>
          <table:table-cell table:number-columns-repeated="1014"/>
        </table:table-row>
        <table:table-row table:style-name="ro1">
          <table:table-cell table:style-name="ce3" table:formula="of:=[raw.A21]" office:value-type="string" office:string-value="CS" calcext:value-type="string">
            <text:p>CS</text:p>
          </table:table-cell>
          <table:table-cell table:style-name="ce3" table:formula="of:=[raw.B21]" office:value-type="string" office:string-value="O" calcext:value-type="string">
            <text:p>O</text:p>
          </table:table-cell>
          <table:table-cell table:style-name="ce5" table:formula="of:=[raw.C21]" office:value-type="float" office:value="2.7462" calcext:value-type="float">
            <text:p>2.746</text:p>
          </table:table-cell>
          <table:table-cell table:style-name="ce7" table:formula="of:=[raw.D21]" office:value-type="float" office:value="0.0975" calcext:value-type="float">
            <text:p>0.098</text:p>
          </table:table-cell>
          <table:table-cell table:style-name="ce5" table:formula="of:=[raw.E21]" office:value-type="float" office:value="2.8618" calcext:value-type="float">
            <text:p>2.862</text:p>
          </table:table-cell>
          <table:table-cell table:style-name="ce8" table:formula="of:=[raw.F21]" office:value-type="float" office:value="0.0907" calcext:value-type="float">
            <text:p>0.091</text:p>
          </table:table-cell>
          <table:table-cell table:style-name="ce5" table:formula="of:=[raw.G21]" office:value-type="float" office:value="0.654" calcext:value-type="float">
            <text:p>0.654</text:p>
          </table:table-cell>
          <table:table-cell table:style-name="ce9" table:formula="of:=[raw.H21]" office:value-type="float" office:value="0.4187" calcext:value-type="float">
            <text:p>0.419</text:p>
          </table:table-cell>
          <table:table-cell table:style-name="ce5" table:formula="of:=[raw.I21]" office:value-type="float" office:value="2.9715" calcext:value-type="float">
            <text:p>2.972</text:p>
          </table:table-cell>
          <table:table-cell table:style-name="ce10" table:formula="of:=[raw.J21]" office:value-type="float" office:value="0.0847" calcext:value-type="float">
            <text:p>0.085</text:p>
          </table:table-cell>
          <table:table-cell table:number-columns-repeated="1014"/>
        </table:table-row>
        <table:table-row table:style-name="ro1">
          <table:table-cell table:style-name="ce3" table:formula="of:=[raw.A22]" office:value-type="string" office:string-value="CS" calcext:value-type="string">
            <text:p>CS</text:p>
          </table:table-cell>
          <table:table-cell table:style-name="ce3" table:formula="of:=[raw.B22]" office:value-type="string" office:string-value="OT" calcext:value-type="string">
            <text:p>OT</text:p>
          </table:table-cell>
          <table:table-cell table:style-name="ce5" table:formula="of:=[raw.C22]" office:value-type="float" office:value="2.0531" calcext:value-type="float">
            <text:p>2.053</text:p>
          </table:table-cell>
          <table:table-cell table:style-name="ce7" table:formula="of:=[raw.D22]" office:value-type="float" office:value="0.1519" calcext:value-type="float">
            <text:p>0.152</text:p>
          </table:table-cell>
          <table:table-cell table:style-name="ce5" table:formula="of:=[raw.E22]" office:value-type="float" office:value="2.468" calcext:value-type="float">
            <text:p>2.468</text:p>
          </table:table-cell>
          <table:table-cell table:style-name="ce8" table:formula="of:=[raw.F22]" office:value-type="float" office:value="0.1162" calcext:value-type="float">
            <text:p>0.116</text:p>
          </table:table-cell>
          <table:table-cell table:style-name="ce5" table:formula="of:=[raw.G22]" office:value-type="float" office:value="0.654" calcext:value-type="float">
            <text:p>0.654</text:p>
          </table:table-cell>
          <table:table-cell table:style-name="ce9" table:formula="of:=[raw.H22]" office:value-type="float" office:value="0.4187" calcext:value-type="float">
            <text:p>0.419</text:p>
          </table:table-cell>
          <table:table-cell table:style-name="ce5" table:formula="of:=[raw.I22]" office:value-type="float" office:value="1.8551" calcext:value-type="float">
            <text:p>1.855</text:p>
          </table:table-cell>
          <table:table-cell table:style-name="ce10" table:formula="of:=[raw.J22]" office:value-type="float" office:value="0.1732" calcext:value-type="float">
            <text:p>0.173</text:p>
          </table:table-cell>
          <table:table-cell table:number-columns-repeated="1014"/>
        </table:table-row>
        <table:table-row table:style-name="ro1">
          <table:table-cell table:style-name="ce3" table:formula="of:=[raw.A23]" office:value-type="string" office:string-value="CS" calcext:value-type="string">
            <text:p>CS</text:p>
          </table:table-cell>
          <table:table-cell table:style-name="ce3" table:formula="of:=[raw.B23]" office:value-type="string" office:string-value="A" calcext:value-type="string">
            <text:p>A</text:p>
          </table:table-cell>
          <table:table-cell table:style-name="ce5" table:formula="of:=[raw.C23]" office:value-type="float" office:value="2.1113" calcext:value-type="float">
            <text:p>2.111</text:p>
          </table:table-cell>
          <table:table-cell table:style-name="ce7" table:formula="of:=[raw.D23]" office:value-type="float" office:value="0.1462" calcext:value-type="float">
            <text:p>0.146</text:p>
          </table:table-cell>
          <table:table-cell table:style-name="ce5" table:formula="of:=[raw.E23]" office:value-type="float" office:value="1.9237" calcext:value-type="float">
            <text:p>1.924</text:p>
          </table:table-cell>
          <table:table-cell table:style-name="ce8" table:formula="of:=[raw.F23]" office:value-type="float" office:value="0.1654" calcext:value-type="float">
            <text:p>0.165</text:p>
          </table:table-cell>
          <table:table-cell table:style-name="ce5" table:formula="of:=[raw.G23]" office:value-type="float" office:value="0.0833" calcext:value-type="float">
            <text:p>0.083</text:p>
          </table:table-cell>
          <table:table-cell table:style-name="ce9" table:formula="of:=[raw.H23]" office:value-type="float" office:value="0.7728" calcext:value-type="float">
            <text:p>0.773</text:p>
          </table:table-cell>
          <table:table-cell table:style-name="ce5" table:formula="of:=[raw.I23]" office:value-type="float" office:value="1.2398" calcext:value-type="float">
            <text:p>1.240</text:p>
          </table:table-cell>
          <table:table-cell table:style-name="ce10" table:formula="of:=[raw.J23]" office:value-type="float" office:value="0.2655" calcext:value-type="float">
            <text:p>0.266</text:p>
          </table:table-cell>
          <table:table-cell table:number-columns-repeated="1014"/>
        </table:table-row>
        <table:table-row table:style-name="ro1">
          <table:table-cell table:style-name="ce3" table:formula="of:=[raw.A24]" office:value-type="string" office:string-value="CS" calcext:value-type="string">
            <text:p>CS</text:p>
          </table:table-cell>
          <table:table-cell table:style-name="ce3" table:formula="of:=[raw.B24]" office:value-type="string" office:string-value="AT" calcext:value-type="string">
            <text:p>AT</text:p>
          </table:table-cell>
          <table:table-cell table:style-name="ce5" table:formula="of:=[raw.C24]" office:value-type="float" office:value="0.5534" calcext:value-type="float">
            <text:p>0.553</text:p>
          </table:table-cell>
          <table:table-cell table:style-name="ce7" table:formula="of:=[raw.D24]" office:value-type="float" office:value="0.4569" calcext:value-type="float">
            <text:p>0.457</text:p>
          </table:table-cell>
          <table:table-cell table:style-name="ce5" table:formula="of:=[raw.E24]" office:value-type="float" office:value="0.9323" calcext:value-type="float">
            <text:p>0.932</text:p>
          </table:table-cell>
          <table:table-cell table:style-name="ce8" table:formula="of:=[raw.F24]" office:value-type="float" office:value="0.3343" calcext:value-type="float">
            <text:p>0.334</text:p>
          </table:table-cell>
          <table:table-cell table:style-name="ce5" table:formula="of:=[raw.G24]" office:value-type="float" office:value="0" calcext:value-type="float">
            <text:p>0.000</text:p>
          </table:table-cell>
          <table:table-cell table:style-name="ce9" table:formula="of:=[raw.H24]" office:value-type="float" office:value="1" calcext:value-type="float">
            <text:p>1.000</text:p>
          </table:table-cell>
          <table:table-cell table:style-name="ce5" table:formula="of:=[raw.I24]" office:value-type="float" office:value="0.0106" calcext:value-type="float">
            <text:p>0.011</text:p>
          </table:table-cell>
          <table:table-cell table:style-name="ce10" table:formula="of:=[raw.J24]" office:value-type="float" office:value="0.9179" calcext:value-type="float">
            <text:p>0.918</text:p>
          </table:table-cell>
          <table:table-cell table:number-columns-repeated="1014"/>
        </table:table-row>
        <table:table-row table:style-name="ro1">
          <table:table-cell table:style-name="ce3" table:formula="of:=[raw.A25]" office:value-type="string" office:string-value="CS" calcext:value-type="string">
            <text:p>CS</text:p>
          </table:table-cell>
          <table:table-cell table:style-name="ce3" table:formula="of:=[raw.B25]" office:value-type="string" office:string-value="AO" calcext:value-type="string">
            <text:p>AO</text:p>
          </table:table-cell>
          <table:table-cell table:style-name="ce5" table:formula="of:=[raw.C25]" office:value-type="float" office:value="2.5221" calcext:value-type="float">
            <text:p>2.522</text:p>
          </table:table-cell>
          <table:table-cell table:style-name="ce7" table:formula="of:=[raw.D25]" office:value-type="float" office:value="0.1123" calcext:value-type="float">
            <text:p>0.112</text:p>
          </table:table-cell>
          <table:table-cell table:style-name="ce5" table:formula="of:=[raw.E25]" office:value-type="float" office:value="2.5221" calcext:value-type="float">
            <text:p>2.522</text:p>
          </table:table-cell>
          <table:table-cell table:style-name="ce8" table:formula="of:=[raw.F25]" office:value-type="float" office:value="0.1123" calcext:value-type="float">
            <text:p>0.112</text:p>
          </table:table-cell>
          <table:table-cell table:style-name="ce5" table:formula="of:=[raw.G25]" office:value-type="float" office:value="0.8941" calcext:value-type="float">
            <text:p>0.894</text:p>
          </table:table-cell>
          <table:table-cell table:style-name="ce9" table:formula="of:=[raw.H25]" office:value-type="float" office:value="0.3444" calcext:value-type="float">
            <text:p>0.344</text:p>
          </table:table-cell>
          <table:table-cell table:style-name="ce5" table:formula="of:=[raw.I25]" office:value-type="float" office:value="3.1726" calcext:value-type="float">
            <text:p>3.173</text:p>
          </table:table-cell>
          <table:table-cell table:style-name="ce10" table:formula="of:=[raw.J25]" office:value-type="float" office:value="0.0749" calcext:value-type="float">
            <text:p>0.075</text:p>
          </table:table-cell>
          <table:table-cell table:number-columns-repeated="1014"/>
        </table:table-row>
        <table:table-row table:style-name="ro1">
          <table:table-cell table:style-name="ce3" table:formula="of:=[raw.A26]" office:value-type="string" office:string-value="CS" calcext:value-type="string">
            <text:p>CS</text:p>
          </table:table-cell>
          <table:table-cell table:style-name="ce3" table:formula="of:=[raw.B26]" office:value-type="string" office:string-value="AOT" calcext:value-type="string">
            <text:p>AOT</text:p>
          </table:table-cell>
          <table:table-cell table:style-name="ce5" table:formula="of:=[raw.C26]" office:value-type="float" office:value="1.299" calcext:value-type="float">
            <text:p>1.299</text:p>
          </table:table-cell>
          <table:table-cell table:style-name="ce7" table:formula="of:=[raw.D26]" office:value-type="float" office:value="0.2544" calcext:value-type="float">
            <text:p>0.254</text:p>
          </table:table-cell>
          <table:table-cell table:style-name="ce5" table:formula="of:=[raw.E26]" office:value-type="float" office:value="1.3721" calcext:value-type="float">
            <text:p>1.372</text:p>
          </table:table-cell>
          <table:table-cell table:style-name="ce8" table:formula="of:=[raw.F26]" office:value-type="float" office:value="0.2414" calcext:value-type="float">
            <text:p>0.241</text:p>
          </table:table-cell>
          <table:table-cell table:style-name="ce5" table:formula="of:=[raw.G26]" office:value-type="float" office:value="0.7056" calcext:value-type="float">
            <text:p>0.706</text:p>
          </table:table-cell>
          <table:table-cell table:style-name="ce9" table:formula="of:=[raw.H26]" office:value-type="float" office:value="0.4009" calcext:value-type="float">
            <text:p>0.401</text:p>
          </table:table-cell>
          <table:table-cell table:style-name="ce5" table:formula="of:=[raw.I26]" office:value-type="float" office:value="3.0976" calcext:value-type="float">
            <text:p>3.098</text:p>
          </table:table-cell>
          <table:table-cell table:style-name="ce10" table:formula="of:=[raw.J26]" office:value-type="float" office:value="0.0784" calcext:value-type="float">
            <text:p>0.078</text:p>
          </table:table-cell>
          <table:table-cell table:number-columns-repeated="1014"/>
        </table:table-row>
        <table:table-row table:style-name="ro1">
          <table:table-cell table:style-name="ce3" table:formula="of:=[raw.A27]" office:value-type="string" office:string-value="CA" calcext:value-type="string">
            <text:p>CA</text:p>
          </table:table-cell>
          <table:table-cell table:style-name="ce3" table:formula="of:=[raw.B27]" office:value-type="string" office:string-value="O" calcext:value-type="string">
            <text:p>O</text:p>
          </table:table-cell>
          <table:table-cell table:style-name="ce5" table:formula="of:=[raw.C27]" office:value-type="float" office:value="0.0098" calcext:value-type="float">
            <text:p>0.010</text:p>
          </table:table-cell>
          <table:table-cell table:style-name="ce7" table:formula="of:=[raw.D27]" office:value-type="float" office:value="0.9213" calcext:value-type="float">
            <text:p>0.921</text:p>
          </table:table-cell>
          <table:table-cell table:style-name="ce5" table:formula="of:=[raw.E27]" office:value-type="float" office:value="0.0024" calcext:value-type="float">
            <text:p>0.002</text:p>
          </table:table-cell>
          <table:table-cell table:style-name="ce8" table:formula="of:=[raw.F27]" office:value-type="float" office:value="0.9606" calcext:value-type="float">
            <text:p>0.961</text:p>
          </table:table-cell>
          <table:table-cell table:style-name="ce5" table:formula="of:=[raw.G27]" office:value-type="float" office:value="0.0073" calcext:value-type="float">
            <text:p>0.007</text:p>
          </table:table-cell>
          <table:table-cell table:style-name="ce9" table:formula="of:=[raw.H27]" office:value-type="float" office:value="0.9317" calcext:value-type="float">
            <text:p>0.932</text:p>
          </table:table-cell>
          <table:table-cell table:style-name="ce5" table:formula="of:=[raw.I27]" office:value-type="float" office:value="1.5783" calcext:value-type="float">
            <text:p>1.578</text:p>
          </table:table-cell>
          <table:table-cell table:style-name="ce10" table:formula="of:=[raw.J27]" office:value-type="float" office:value="0.209" calcext:value-type="float">
            <text:p>0.209</text:p>
          </table:table-cell>
          <table:table-cell table:number-columns-repeated="1014"/>
        </table:table-row>
        <table:table-row table:style-name="ro1">
          <table:table-cell table:style-name="ce3" table:formula="of:=[raw.A28]" office:value-type="string" office:string-value="CA" calcext:value-type="string">
            <text:p>CA</text:p>
          </table:table-cell>
          <table:table-cell table:style-name="ce3" table:formula="of:=[raw.B28]" office:value-type="string" office:string-value="OT" calcext:value-type="string">
            <text:p>OT</text:p>
          </table:table-cell>
          <table:table-cell table:style-name="ce5" table:formula="of:=[raw.C28]" office:value-type="float" office:value="0" calcext:value-type="float">
            <text:p>0.000</text:p>
          </table:table-cell>
          <table:table-cell table:style-name="ce7" table:formula="of:=[raw.D28]" office:value-type="float" office:value="1" calcext:value-type="float">
            <text:p>1.000</text:p>
          </table:table-cell>
          <table:table-cell table:style-name="ce5" table:formula="of:=[raw.E28]" office:value-type="float" office:value="0.0098" calcext:value-type="float">
            <text:p>0.010</text:p>
          </table:table-cell>
          <table:table-cell table:style-name="ce8" table:formula="of:=[raw.F28]" office:value-type="float" office:value="0.9213" calcext:value-type="float">
            <text:p>0.921</text:p>
          </table:table-cell>
          <table:table-cell table:style-name="ce5" table:formula="of:=[raw.G28]" office:value-type="float" office:value="0.0399" calcext:value-type="float">
            <text:p>0.040</text:p>
          </table:table-cell>
          <table:table-cell table:style-name="ce9" table:formula="of:=[raw.H28]" office:value-type="float" office:value="0.8416" calcext:value-type="float">
            <text:p>0.842</text:p>
          </table:table-cell>
          <table:table-cell table:style-name="ce5" table:formula="of:=[raw.I28]" office:value-type="float" office:value="0.7337" calcext:value-type="float">
            <text:p>0.734</text:p>
          </table:table-cell>
          <table:table-cell table:style-name="ce10" table:formula="of:=[raw.J28]" office:value-type="float" office:value="0.3917" calcext:value-type="float">
            <text:p>0.392</text:p>
          </table:table-cell>
          <table:table-cell table:number-columns-repeated="1014"/>
        </table:table-row>
        <table:table-row table:style-name="ro1">
          <table:table-cell table:style-name="ce3" table:formula="of:=[raw.A29]" office:value-type="string" office:string-value="CA" calcext:value-type="string">
            <text:p>CA</text:p>
          </table:table-cell>
          <table:table-cell table:style-name="ce3" table:formula="of:=[raw.B29]" office:value-type="string" office:string-value="A" calcext:value-type="string">
            <text:p>A</text:p>
          </table:table-cell>
          <table:table-cell table:style-name="ce5" table:formula="of:=[raw.C29]" office:value-type="float" office:value="0.1247" calcext:value-type="float">
            <text:p>0.125</text:p>
          </table:table-cell>
          <table:table-cell table:style-name="ce7" table:formula="of:=[raw.D29]" office:value-type="float" office:value="0.724" calcext:value-type="float">
            <text:p>0.724</text:p>
          </table:table-cell>
          <table:table-cell table:style-name="ce5" table:formula="of:=[raw.E29]" office:value-type="float" office:value="0.4039" calcext:value-type="float">
            <text:p>0.404</text:p>
          </table:table-cell>
          <table:table-cell table:style-name="ce8" table:formula="of:=[raw.F29]" office:value-type="float" office:value="0.5251" calcext:value-type="float">
            <text:p>0.525</text:p>
          </table:table-cell>
          <table:table-cell table:style-name="ce5" table:formula="of:=[raw.G29]" office:value-type="float" office:value="0.1098" calcext:value-type="float">
            <text:p>0.110</text:p>
          </table:table-cell>
          <table:table-cell table:style-name="ce9" table:formula="of:=[raw.H29]" office:value-type="float" office:value="0.7404" calcext:value-type="float">
            <text:p>0.740</text:p>
          </table:table-cell>
          <table:table-cell table:style-name="ce5" table:formula="of:=[raw.I29]" office:value-type="float" office:value="0.8811" calcext:value-type="float">
            <text:p>0.881</text:p>
          </table:table-cell>
          <table:table-cell table:style-name="ce10" table:formula="of:=[raw.J29]" office:value-type="float" office:value="0.3479" calcext:value-type="float">
            <text:p>0.348</text:p>
          </table:table-cell>
          <table:table-cell table:number-columns-repeated="1014"/>
        </table:table-row>
        <table:table-row table:style-name="ro1">
          <table:table-cell table:style-name="ce3" table:formula="of:=[raw.A30]" office:value-type="string" office:string-value="CA" calcext:value-type="string">
            <text:p>CA</text:p>
          </table:table-cell>
          <table:table-cell table:style-name="ce3" table:formula="of:=[raw.B30]" office:value-type="string" office:string-value="AT" calcext:value-type="string">
            <text:p>AT</text:p>
          </table:table-cell>
          <table:table-cell table:style-name="ce5" table:formula="of:=[raw.C30]" office:value-type="float" office:value="0.5179" calcext:value-type="float">
            <text:p>0.518</text:p>
          </table:table-cell>
          <table:table-cell table:style-name="ce7" table:formula="of:=[raw.D30]" office:value-type="float" office:value="0.4717" calcext:value-type="float">
            <text:p>0.472</text:p>
          </table:table-cell>
          <table:table-cell table:style-name="ce5" table:formula="of:=[raw.E30]" office:value-type="float" office:value="0.8093" calcext:value-type="float">
            <text:p>0.809</text:p>
          </table:table-cell>
          <table:table-cell table:style-name="ce8" table:formula="of:=[raw.F30]" office:value-type="float" office:value="0.3683" calcext:value-type="float">
            <text:p>0.368</text:p>
          </table:table-cell>
          <table:table-cell table:style-name="ce5" table:formula="of:=[raw.G30]" office:value-type="float" office:value="0.3049" calcext:value-type="float">
            <text:p>0.305</text:p>
          </table:table-cell>
          <table:table-cell table:style-name="ce9" table:formula="of:=[raw.H30]" office:value-type="float" office:value="0.5808" calcext:value-type="float">
            <text:p>0.581</text:p>
          </table:table-cell>
          <table:table-cell table:style-name="ce5" table:formula="of:=[raw.I30]" office:value-type="float" office:value="0.0762" calcext:value-type="float">
            <text:p>0.076</text:p>
          </table:table-cell>
          <table:table-cell table:style-name="ce10" table:formula="of:=[raw.J30]" office:value-type="float" office:value="0.7825" calcext:value-type="float">
            <text:p>0.783</text:p>
          </table:table-cell>
          <table:table-cell table:number-columns-repeated="1014"/>
        </table:table-row>
        <table:table-row table:style-name="ro1">
          <table:table-cell table:style-name="ce3" table:formula="of:=[raw.A31]" office:value-type="string" office:string-value="CA" calcext:value-type="string">
            <text:p>CA</text:p>
          </table:table-cell>
          <table:table-cell table:style-name="ce3" table:formula="of:=[raw.B31]" office:value-type="string" office:string-value="AO" calcext:value-type="string">
            <text:p>AO</text:p>
          </table:table-cell>
          <table:table-cell table:style-name="ce5" table:formula="of:=[raw.C31]" office:value-type="float" office:value="0" calcext:value-type="float">
            <text:p>0.000</text:p>
          </table:table-cell>
          <table:table-cell table:style-name="ce7" table:formula="of:=[raw.D31]" office:value-type="float" office:value="1" calcext:value-type="float">
            <text:p>1.000</text:p>
          </table:table-cell>
          <table:table-cell table:style-name="ce5" table:formula="of:=[raw.E31]" office:value-type="float" office:value="0.0219" calcext:value-type="float">
            <text:p>0.022</text:p>
          </table:table-cell>
          <table:table-cell table:style-name="ce8" table:formula="of:=[raw.F31]" office:value-type="float" office:value="0.8822" calcext:value-type="float">
            <text:p>0.882</text:p>
          </table:table-cell>
          <table:table-cell table:style-name="ce5" table:formula="of:=[raw.G31]" office:value-type="float" office:value="0.0874" calcext:value-type="float">
            <text:p>0.087</text:p>
          </table:table-cell>
          <table:table-cell table:style-name="ce9" table:formula="of:=[raw.H31]" office:value-type="float" office:value="0.7675" calcext:value-type="float">
            <text:p>0.768</text:p>
          </table:table-cell>
          <table:table-cell table:style-name="ce5" table:formula="of:=[raw.I31]" office:value-type="float" office:value="2.0988" calcext:value-type="float">
            <text:p>2.099</text:p>
          </table:table-cell>
          <table:table-cell table:style-name="ce10" table:formula="of:=[raw.J31]" office:value-type="float" office:value="0.1474" calcext:value-type="float">
            <text:p>0.147</text:p>
          </table:table-cell>
          <table:table-cell table:number-columns-repeated="1014"/>
        </table:table-row>
        <table:table-row table:style-name="ro1">
          <table:table-cell table:style-name="ce3" table:formula="of:=[raw.A32]" office:value-type="string" office:string-value="CA" calcext:value-type="string">
            <text:p>CA</text:p>
          </table:table-cell>
          <table:table-cell table:style-name="ce3" table:formula="of:=[raw.B32]" office:value-type="string" office:string-value="AOT" calcext:value-type="string">
            <text:p>AOT</text:p>
          </table:table-cell>
          <table:table-cell table:style-name="ce5" table:formula="of:=[raw.C32]" office:value-type="float" office:value="0.1138" calcext:value-type="float">
            <text:p>0.114</text:p>
          </table:table-cell>
          <table:table-cell table:style-name="ce7" table:formula="of:=[raw.D32]" office:value-type="float" office:value="0.7359" calcext:value-type="float">
            <text:p>0.736</text:p>
          </table:table-cell>
          <table:table-cell table:style-name="ce5" table:formula="of:=[raw.E32]" office:value-type="float" office:value="0.3686" calcext:value-type="float">
            <text:p>0.369</text:p>
          </table:table-cell>
          <table:table-cell table:style-name="ce8" table:formula="of:=[raw.F32]" office:value-type="float" office:value="0.5437" calcext:value-type="float">
            <text:p>0.544</text:p>
          </table:table-cell>
          <table:table-cell table:style-name="ce5" table:formula="of:=[raw.G32]" office:value-type="float" office:value="0.0579" calcext:value-type="float">
            <text:p>0.058</text:p>
          </table:table-cell>
          <table:table-cell table:style-name="ce9" table:formula="of:=[raw.H32]" office:value-type="float" office:value="0.8099" calcext:value-type="float">
            <text:p>0.810</text:p>
          </table:table-cell>
          <table:table-cell table:style-name="ce5" table:formula="of:=[raw.I32]" office:value-type="float" office:value="1.715" calcext:value-type="float">
            <text:p>1.715</text:p>
          </table:table-cell>
          <table:table-cell table:style-name="ce10" table:formula="of:=[raw.J32]" office:value-type="float" office:value="0.1903" calcext:value-type="float">
            <text:p>0.190</text:p>
          </table:table-cell>
          <table:table-cell table:number-columns-repeated="1014"/>
        </table:table-row>
        <table:table-row table:style-name="ro1">
          <table:table-cell table:style-name="ce3" table:formula="of:=[raw.A33]" office:value-type="string" office:string-value="O" calcext:value-type="string">
            <text:p>O</text:p>
          </table:table-cell>
          <table:table-cell table:style-name="ce3" table:formula="of:=[raw.B33]" office:value-type="string" office:string-value="OT" calcext:value-type="string">
            <text:p>OT</text:p>
          </table:table-cell>
          <table:table-cell table:style-name="ce5" table:formula="of:=[raw.C33]" office:value-type="float" office:value="0.0288" calcext:value-type="float">
            <text:p>0.029</text:p>
          </table:table-cell>
          <table:table-cell table:style-name="ce7" table:formula="of:=[raw.D33]" office:value-type="float" office:value="0.8651" calcext:value-type="float">
            <text:p>0.865</text:p>
          </table:table-cell>
          <table:table-cell table:style-name="ce5" table:formula="of:=[raw.E33]" office:value-type="float" office:value="0.0032" calcext:value-type="float">
            <text:p>0.003</text:p>
          </table:table-cell>
          <table:table-cell table:style-name="ce8" table:formula="of:=[raw.F33]" office:value-type="float" office:value="0.9549" calcext:value-type="float">
            <text:p>0.955</text:p>
          </table:table-cell>
          <table:table-cell table:style-name="ce5" table:formula="of:=[raw.G33]" office:value-type="float" office:value="0.0146" calcext:value-type="float">
            <text:p>0.015</text:p>
          </table:table-cell>
          <table:table-cell table:style-name="ce9" table:formula="of:=[raw.H33]" office:value-type="float" office:value="0.9038" calcext:value-type="float">
            <text:p>0.904</text:p>
          </table:table-cell>
          <table:table-cell table:style-name="ce5" table:formula="of:=[raw.I33]" office:value-type="float" office:value="0.2336" calcext:value-type="float">
            <text:p>0.234</text:p>
          </table:table-cell>
          <table:table-cell table:style-name="ce10" table:formula="of:=[raw.J33]" office:value-type="float" office:value="0.6289" calcext:value-type="float">
            <text:p>0.629</text:p>
          </table:table-cell>
          <table:table-cell table:number-columns-repeated="1014"/>
        </table:table-row>
        <table:table-row table:style-name="ro1">
          <table:table-cell table:style-name="ce3" table:formula="of:=[raw.A34]" office:value-type="string" office:string-value="O" calcext:value-type="string">
            <text:p>O</text:p>
          </table:table-cell>
          <table:table-cell table:style-name="ce3" table:formula="of:=[raw.B34]" office:value-type="string" office:string-value="A" calcext:value-type="string">
            <text:p>A</text:p>
          </table:table-cell>
          <table:table-cell table:style-name="ce5" table:formula="of:=[raw.C34]" office:value-type="float" office:value="0.13" calcext:value-type="float">
            <text:p>0.130</text:p>
          </table:table-cell>
          <table:table-cell table:style-name="ce7" table:formula="of:=[raw.D34]" office:value-type="float" office:value="0.7184" calcext:value-type="float">
            <text:p>0.718</text:p>
          </table:table-cell>
          <table:table-cell table:style-name="ce5" table:formula="of:=[raw.E34]" office:value-type="float" office:value="0.2925" calcext:value-type="float">
            <text:p>0.293</text:p>
          </table:table-cell>
          <table:table-cell table:style-name="ce8" table:formula="of:=[raw.F34]" office:value-type="float" office:value="0.5886" calcext:value-type="float">
            <text:p>0.589</text:p>
          </table:table-cell>
          <table:table-cell table:style-name="ce5" table:formula="of:=[raw.G34]" office:value-type="float" office:value="0.1467" calcext:value-type="float">
            <text:p>0.147</text:p>
          </table:table-cell>
          <table:table-cell table:style-name="ce9" table:formula="of:=[raw.H34]" office:value-type="float" office:value="0.7017" calcext:value-type="float">
            <text:p>0.702</text:p>
          </table:table-cell>
          <table:table-cell table:style-name="ce5" table:formula="of:=[raw.I34]" office:value-type="float" office:value="0.029" calcext:value-type="float">
            <text:p>0.029</text:p>
          </table:table-cell>
          <table:table-cell table:style-name="ce10" table:formula="of:=[raw.J34]" office:value-type="float" office:value="0.8648" calcext:value-type="float">
            <text:p>0.865</text:p>
          </table:table-cell>
          <table:table-cell table:number-columns-repeated="1014"/>
        </table:table-row>
        <table:table-row table:style-name="ro1">
          <table:table-cell table:style-name="ce3" table:formula="of:=[raw.A35]" office:value-type="string" office:string-value="O" calcext:value-type="string">
            <text:p>O</text:p>
          </table:table-cell>
          <table:table-cell table:style-name="ce3" table:formula="of:=[raw.B35]" office:value-type="string" office:string-value="AT" calcext:value-type="string">
            <text:p>AT</text:p>
          </table:table-cell>
          <table:table-cell table:style-name="ce5" table:formula="of:=[raw.C35]" office:value-type="float" office:value="0.7158" calcext:value-type="float">
            <text:p>0.716</text:p>
          </table:table-cell>
          <table:table-cell table:style-name="ce7" table:formula="of:=[raw.D35]" office:value-type="float" office:value="0.3975" calcext:value-type="float">
            <text:p>0.398</text:p>
          </table:table-cell>
          <table:table-cell table:style-name="ce5" table:formula="of:=[raw.E35]" office:value-type="float" office:value="0.7754" calcext:value-type="float">
            <text:p>0.775</text:p>
          </table:table-cell>
          <table:table-cell table:style-name="ce8" table:formula="of:=[raw.F35]" office:value-type="float" office:value="0.3785" calcext:value-type="float">
            <text:p>0.379</text:p>
          </table:table-cell>
          <table:table-cell table:style-name="ce5" table:formula="of:=[raw.G35]" office:value-type="float" office:value="1.1322" calcext:value-type="float">
            <text:p>1.132</text:p>
          </table:table-cell>
          <table:table-cell table:style-name="ce9" table:formula="of:=[raw.H35]" office:value-type="float" office:value="0.2873" calcext:value-type="float">
            <text:p>0.287</text:p>
          </table:table-cell>
          <table:table-cell table:style-name="ce5" table:formula="of:=[raw.I35]" office:value-type="float" office:value="4.62" calcext:value-type="float">
            <text:p>4.620</text:p>
          </table:table-cell>
          <table:table-cell table:style-name="ce10" table:formula="of:=[raw.J35]" office:value-type="float" office:value="0.0316" calcext:value-type="float">
            <text:p>0.032</text:p>
          </table:table-cell>
          <table:table-cell table:number-columns-repeated="1014"/>
        </table:table-row>
        <table:table-row table:style-name="ro1">
          <table:table-cell table:style-name="ce3" table:formula="of:=[raw.A36]" office:value-type="string" office:string-value="O" calcext:value-type="string">
            <text:p>O</text:p>
          </table:table-cell>
          <table:table-cell table:style-name="ce3" table:formula="of:=[raw.B36]" office:value-type="string" office:string-value="AO" calcext:value-type="string">
            <text:p>AO</text:p>
          </table:table-cell>
          <table:table-cell table:style-name="ce5" table:formula="of:=[raw.C36]" office:value-type="float" office:value="0.0032" calcext:value-type="float">
            <text:p>0.003</text:p>
          </table:table-cell>
          <table:table-cell table:style-name="ce7" table:formula="of:=[raw.D36]" office:value-type="float" office:value="0.9549" calcext:value-type="float">
            <text:p>0.955</text:p>
          </table:table-cell>
          <table:table-cell table:style-name="ce5" table:formula="of:=[raw.E36]" office:value-type="float" office:value="0.0174" calcext:value-type="float">
            <text:p>0.017</text:p>
          </table:table-cell>
          <table:table-cell table:style-name="ce8" table:formula="of:=[raw.F36]" office:value-type="float" office:value="0.8949" calcext:value-type="float">
            <text:p>0.895</text:p>
          </table:table-cell>
          <table:table-cell table:style-name="ce5" table:formula="of:=[raw.G36]" office:value-type="float" office:value="0.0253" calcext:value-type="float">
            <text:p>0.025</text:p>
          </table:table-cell>
          <table:table-cell table:style-name="ce9" table:formula="of:=[raw.H36]" office:value-type="float" office:value="0.8737" calcext:value-type="float">
            <text:p>0.874</text:p>
          </table:table-cell>
          <table:table-cell table:style-name="ce5" table:formula="of:=[raw.I36]" office:value-type="float" office:value="0.167" calcext:value-type="float">
            <text:p>0.167</text:p>
          </table:table-cell>
          <table:table-cell table:style-name="ce10" table:formula="of:=[raw.J36]" office:value-type="float" office:value="0.6828" calcext:value-type="float">
            <text:p>0.683</text:p>
          </table:table-cell>
          <table:table-cell table:number-columns-repeated="1014"/>
        </table:table-row>
        <table:table-row table:style-name="ro1">
          <table:table-cell table:style-name="ce3" table:formula="of:=[raw.A37]" office:value-type="string" office:string-value="O" calcext:value-type="string">
            <text:p>O</text:p>
          </table:table-cell>
          <table:table-cell table:style-name="ce3" table:formula="of:=[raw.B37]" office:value-type="string" office:string-value="AOT" calcext:value-type="string">
            <text:p>AOT</text:p>
          </table:table-cell>
          <table:table-cell table:style-name="ce5" table:formula="of:=[raw.C37]" office:value-type="float" office:value="0.2016" calcext:value-type="float">
            <text:p>0.202</text:p>
          </table:table-cell>
          <table:table-cell table:style-name="ce7" table:formula="of:=[raw.D37]" office:value-type="float" office:value="0.6534" calcext:value-type="float">
            <text:p>0.653</text:p>
          </table:table-cell>
          <table:table-cell table:style-name="ce5" table:formula="of:=[raw.E37]" office:value-type="float" office:value="0.3054" calcext:value-type="float">
            <text:p>0.305</text:p>
          </table:table-cell>
          <table:table-cell table:style-name="ce8" table:formula="of:=[raw.F37]" office:value-type="float" office:value="0.5805" calcext:value-type="float">
            <text:p>0.581</text:p>
          </table:table-cell>
          <table:table-cell table:style-name="ce5" table:formula="of:=[raw.G37]" office:value-type="float" office:value="0.001" calcext:value-type="float">
            <text:p>0.001</text:p>
          </table:table-cell>
          <table:table-cell table:style-name="ce9" table:formula="of:=[raw.H37]" office:value-type="float" office:value="0.9753" calcext:value-type="float">
            <text:p>0.975</text:p>
          </table:table-cell>
          <table:table-cell table:style-name="ce5" table:formula="of:=[raw.I37]" office:value-type="float" office:value="0.1023" calcext:value-type="float">
            <text:p>0.102</text:p>
          </table:table-cell>
          <table:table-cell table:style-name="ce10" table:formula="of:=[raw.J37]" office:value-type="float" office:value="0.7491" calcext:value-type="float">
            <text:p>0.749</text:p>
          </table:table-cell>
          <table:table-cell table:number-columns-repeated="1014"/>
        </table:table-row>
        <table:table-row table:style-name="ro1">
          <table:table-cell table:style-name="ce3" table:formula="of:=[raw.A38]" office:value-type="string" office:string-value="OT" calcext:value-type="string">
            <text:p>OT</text:p>
          </table:table-cell>
          <table:table-cell table:style-name="ce3" table:formula="of:=[raw.B38]" office:value-type="string" office:string-value="A" calcext:value-type="string">
            <text:p>A</text:p>
          </table:table-cell>
          <table:table-cell table:style-name="ce5" table:formula="of:=[raw.C38]" office:value-type="float" office:value="0.0159" calcext:value-type="float">
            <text:p>0.016</text:p>
          </table:table-cell>
          <table:table-cell table:style-name="ce7" table:formula="of:=[raw.D38]" office:value-type="float" office:value="0.8996" calcext:value-type="float">
            <text:p>0.900</text:p>
          </table:table-cell>
          <table:table-cell table:style-name="ce5" table:formula="of:=[raw.E38]" office:value-type="float" office:value="0.1433" calcext:value-type="float">
            <text:p>0.143</text:p>
          </table:table-cell>
          <table:table-cell table:style-name="ce8" table:formula="of:=[raw.F38]" office:value-type="float" office:value="0.705" calcext:value-type="float">
            <text:p>0.705</text:p>
          </table:table-cell>
          <table:table-cell table:style-name="ce5" table:formula="of:=[raw.G38]" office:value-type="float" office:value="0.1019" calcext:value-type="float">
            <text:p>0.102</text:p>
          </table:table-cell>
          <table:table-cell table:style-name="ce9" table:formula="of:=[raw.H38]" office:value-type="float" office:value="0.7496" calcext:value-type="float">
            <text:p>0.750</text:p>
          </table:table-cell>
          <table:table-cell table:style-name="ce5" table:formula="of:=[raw.I38]" office:value-type="float" office:value="0.0367" calcext:value-type="float">
            <text:p>0.037</text:p>
          </table:table-cell>
          <table:table-cell table:style-name="ce10" table:formula="of:=[raw.J38]" office:value-type="float" office:value="0.8481" calcext:value-type="float">
            <text:p>0.848</text:p>
          </table:table-cell>
          <table:table-cell table:number-columns-repeated="1014"/>
        </table:table-row>
        <table:table-row table:style-name="ro1">
          <table:table-cell table:style-name="ce3" table:formula="of:=[raw.A39]" office:value-type="string" office:string-value="OT" calcext:value-type="string">
            <text:p>OT</text:p>
          </table:table-cell>
          <table:table-cell table:style-name="ce3" table:formula="of:=[raw.B39]" office:value-type="string" office:string-value="AT" calcext:value-type="string">
            <text:p>AT</text:p>
          </table:table-cell>
          <table:table-cell table:style-name="ce5" table:formula="of:=[raw.C39]" office:value-type="float" office:value="0.526" calcext:value-type="float">
            <text:p>0.526</text:p>
          </table:table-cell>
          <table:table-cell table:style-name="ce7" table:formula="of:=[raw.D39]" office:value-type="float" office:value="0.4683" calcext:value-type="float">
            <text:p>0.468</text:p>
          </table:table-cell>
          <table:table-cell table:style-name="ce5" table:formula="of:=[raw.E39]" office:value-type="float" office:value="0.5772" calcext:value-type="float">
            <text:p>0.577</text:p>
          </table:table-cell>
          <table:table-cell table:style-name="ce8" table:formula="of:=[raw.F39]" office:value-type="float" office:value="0.4474" calcext:value-type="float">
            <text:p>0.447</text:p>
          </table:table-cell>
          <table:table-cell table:style-name="ce5" table:formula="of:=[raw.G39]" office:value-type="float" office:value="0.9583" calcext:value-type="float">
            <text:p>0.958</text:p>
          </table:table-cell>
          <table:table-cell table:style-name="ce9" table:formula="of:=[raw.H39]" office:value-type="float" office:value="0.3276" calcext:value-type="float">
            <text:p>0.328</text:p>
          </table:table-cell>
          <table:table-cell table:style-name="ce5" table:formula="of:=[raw.I39]" office:value-type="float" office:value="3.12" calcext:value-type="float">
            <text:p>3.120</text:p>
          </table:table-cell>
          <table:table-cell table:style-name="ce10" table:formula="of:=[raw.J39]" office:value-type="float" office:value="0.0773" calcext:value-type="float">
            <text:p>0.077</text:p>
          </table:table-cell>
          <table:table-cell table:number-columns-repeated="1014"/>
        </table:table-row>
        <table:table-row table:style-name="ro1">
          <table:table-cell table:style-name="ce3" table:formula="of:=[raw.A40]" office:value-type="string" office:string-value="OT" calcext:value-type="string">
            <text:p>OT</text:p>
          </table:table-cell>
          <table:table-cell table:style-name="ce3" table:formula="of:=[raw.B40]" office:value-type="string" office:string-value="AO" calcext:value-type="string">
            <text:p>AO</text:p>
          </table:table-cell>
          <table:table-cell table:style-name="ce5" table:formula="of:=[raw.C40]" office:value-type="float" office:value="0.0128" calcext:value-type="float">
            <text:p>0.013</text:p>
          </table:table-cell>
          <table:table-cell table:style-name="ce7" table:formula="of:=[raw.D40]" office:value-type="float" office:value="0.9099" calcext:value-type="float">
            <text:p>0.910</text:p>
          </table:table-cell>
          <table:table-cell table:style-name="ce5" table:formula="of:=[raw.E40]" office:value-type="float" office:value="0.0057" calcext:value-type="float">
            <text:p>0.006</text:p>
          </table:table-cell>
          <table:table-cell table:style-name="ce8" table:formula="of:=[raw.F40]" office:value-type="float" office:value="0.9398" calcext:value-type="float">
            <text:p>0.940</text:p>
          </table:table-cell>
          <table:table-cell table:style-name="ce5" table:formula="of:=[raw.G40]" office:value-type="float" office:value="0.0871" calcext:value-type="float">
            <text:p>0.087</text:p>
          </table:table-cell>
          <table:table-cell table:style-name="ce9" table:formula="of:=[raw.H40]" office:value-type="float" office:value="0.7679" calcext:value-type="float">
            <text:p>0.768</text:p>
          </table:table-cell>
          <table:table-cell table:style-name="ce5" table:formula="of:=[raw.I40]" office:value-type="float" office:value="0.4954" calcext:value-type="float">
            <text:p>0.495</text:p>
          </table:table-cell>
          <table:table-cell table:style-name="ce10" table:formula="of:=[raw.J40]" office:value-type="float" office:value="0.4815" calcext:value-type="float">
            <text:p>0.482</text:p>
          </table:table-cell>
          <table:table-cell table:number-columns-repeated="1014"/>
        </table:table-row>
        <table:table-row table:style-name="ro1">
          <table:table-cell table:style-name="ce3" table:formula="of:=[raw.A41]" office:value-type="string" office:string-value="OT" calcext:value-type="string">
            <text:p>OT</text:p>
          </table:table-cell>
          <table:table-cell table:style-name="ce3" table:formula="of:=[raw.B41]" office:value-type="string" office:string-value="AOT" calcext:value-type="string">
            <text:p>AOT</text:p>
          </table:table-cell>
          <table:table-cell table:style-name="ce5" table:formula="of:=[raw.C41]" office:value-type="float" office:value="0.0862" calcext:value-type="float">
            <text:p>0.086</text:p>
          </table:table-cell>
          <table:table-cell table:style-name="ce7" table:formula="of:=[raw.D41]" office:value-type="float" office:value="0.7691" calcext:value-type="float">
            <text:p>0.769</text:p>
          </table:table-cell>
          <table:table-cell table:style-name="ce5" table:formula="of:=[raw.E41]" office:value-type="float" office:value="0.2175" calcext:value-type="float">
            <text:p>0.218</text:p>
          </table:table-cell>
          <table:table-cell table:style-name="ce8" table:formula="of:=[raw.F41]" office:value-type="float" office:value="0.641" calcext:value-type="float">
            <text:p>0.641</text:p>
          </table:table-cell>
          <table:table-cell table:style-name="ce5" table:formula="of:=[raw.G41]" office:value-type="float" office:value="0.018" calcext:value-type="float">
            <text:p>0.018</text:p>
          </table:table-cell>
          <table:table-cell table:style-name="ce9" table:formula="of:=[raw.H41]" office:value-type="float" office:value="0.8933" calcext:value-type="float">
            <text:p>0.893</text:p>
          </table:table-cell>
          <table:table-cell table:style-name="ce5" table:formula="of:=[raw.I41]" office:value-type="float" office:value="0.4499" calcext:value-type="float">
            <text:p>0.450</text:p>
          </table:table-cell>
          <table:table-cell table:style-name="ce10" table:formula="of:=[raw.J41]" office:value-type="float" office:value="0.5024" calcext:value-type="float">
            <text:p>0.502</text:p>
          </table:table-cell>
          <table:table-cell table:number-columns-repeated="1014"/>
        </table:table-row>
        <table:table-row table:style-name="ro1">
          <table:table-cell table:style-name="ce3" table:formula="of:=[raw.A42]" office:value-type="string" office:string-value="A" calcext:value-type="string">
            <text:p>A</text:p>
          </table:table-cell>
          <table:table-cell table:style-name="ce3" table:formula="of:=[raw.B42]" office:value-type="string" office:string-value="AT" calcext:value-type="string">
            <text:p>AT</text:p>
          </table:table-cell>
          <table:table-cell table:style-name="ce5" table:formula="of:=[raw.C42]" office:value-type="float" office:value="0.2455" calcext:value-type="float">
            <text:p>0.246</text:p>
          </table:table-cell>
          <table:table-cell table:style-name="ce7" table:formula="of:=[raw.D42]" office:value-type="float" office:value="0.6203" calcext:value-type="float">
            <text:p>0.620</text:p>
          </table:table-cell>
          <table:table-cell table:style-name="ce5" table:formula="of:=[raw.E42]" office:value-type="float" office:value="0.1571" calcext:value-type="float">
            <text:p>0.157</text:p>
          </table:table-cell>
          <table:table-cell table:style-name="ce8" table:formula="of:=[raw.F42]" office:value-type="float" office:value="0.6918" calcext:value-type="float">
            <text:p>0.692</text:p>
          </table:table-cell>
          <table:table-cell table:style-name="ce5" table:formula="of:=[raw.G42]" office:value-type="float" office:value="0.2249" calcext:value-type="float">
            <text:p>0.225</text:p>
          </table:table-cell>
          <table:table-cell table:style-name="ce9" table:formula="of:=[raw.H42]" office:value-type="float" office:value="0.6353" calcext:value-type="float">
            <text:p>0.635</text:p>
          </table:table-cell>
          <table:table-cell table:style-name="ce5" table:formula="of:=[raw.I42]" office:value-type="float" office:value="2.2657" calcext:value-type="float">
            <text:p>2.266</text:p>
          </table:table-cell>
          <table:table-cell table:style-name="ce10" table:formula="of:=[raw.J42]" office:value-type="float" office:value="0.1323" calcext:value-type="float">
            <text:p>0.132</text:p>
          </table:table-cell>
          <table:table-cell table:number-columns-repeated="1014"/>
        </table:table-row>
        <table:table-row table:style-name="ro1">
          <table:table-cell table:style-name="ce3" table:formula="of:=[raw.A43]" office:value-type="string" office:string-value="A" calcext:value-type="string">
            <text:p>A</text:p>
          </table:table-cell>
          <table:table-cell table:style-name="ce3" table:formula="of:=[raw.B43]" office:value-type="string" office:string-value="AO" calcext:value-type="string">
            <text:p>AO</text:p>
          </table:table-cell>
          <table:table-cell table:style-name="ce5" table:formula="of:=[raw.C43]" office:value-type="float" office:value="0.0832" calcext:value-type="float">
            <text:p>0.083</text:p>
          </table:table-cell>
          <table:table-cell table:style-name="ce7" table:formula="of:=[raw.D43]" office:value-type="float" office:value="0.773" calcext:value-type="float">
            <text:p>0.773</text:p>
          </table:table-cell>
          <table:table-cell table:style-name="ce5" table:formula="of:=[raw.E43]" office:value-type="float" office:value="0.1872" calcext:value-type="float">
            <text:p>0.187</text:p>
          </table:table-cell>
          <table:table-cell table:style-name="ce8" table:formula="of:=[raw.F43]" office:value-type="float" office:value="0.6652" calcext:value-type="float">
            <text:p>0.665</text:p>
          </table:table-cell>
          <table:table-cell table:style-name="ce5" table:formula="of:=[raw.G43]" office:value-type="float" office:value="0.234" calcext:value-type="float">
            <text:p>0.234</text:p>
          </table:table-cell>
          <table:table-cell table:style-name="ce9" table:formula="of:=[raw.H43]" office:value-type="float" office:value="0.6285" calcext:value-type="float">
            <text:p>0.629</text:p>
          </table:table-cell>
          <table:table-cell table:style-name="ce5" table:formula="of:=[raw.I43]" office:value-type="float" office:value="0.2132" calcext:value-type="float">
            <text:p>0.213</text:p>
          </table:table-cell>
          <table:table-cell table:style-name="ce10" table:formula="of:=[raw.J43]" office:value-type="float" office:value="0.6442" calcext:value-type="float">
            <text:p>0.644</text:p>
          </table:table-cell>
          <table:table-cell table:number-columns-repeated="1014"/>
        </table:table-row>
        <table:table-row table:style-name="ro1">
          <table:table-cell table:style-name="ce3" table:formula="of:=[raw.A44]" office:value-type="string" office:string-value="A" calcext:value-type="string">
            <text:p>A</text:p>
          </table:table-cell>
          <table:table-cell table:style-name="ce3" table:formula="of:=[raw.B44]" office:value-type="string" office:string-value="AOT" calcext:value-type="string">
            <text:p>AOT</text:p>
          </table:table-cell>
          <table:table-cell table:style-name="ce5" table:formula="of:=[raw.C44]" office:value-type="float" office:value="0.0175" calcext:value-type="float">
            <text:p>0.018</text:p>
          </table:table-cell>
          <table:table-cell table:style-name="ce7" table:formula="of:=[raw.D44]" office:value-type="float" office:value="0.8949" calcext:value-type="float">
            <text:p>0.895</text:p>
          </table:table-cell>
          <table:table-cell table:style-name="ce5" table:formula="of:=[raw.E44]" office:value-type="float" office:value="0.0098" calcext:value-type="float">
            <text:p>0.010</text:p>
          </table:table-cell>
          <table:table-cell table:style-name="ce8" table:formula="of:=[raw.F44]" office:value-type="float" office:value="0.9211" calcext:value-type="float">
            <text:p>0.921</text:p>
          </table:table-cell>
          <table:table-cell table:style-name="ce5" table:formula="of:=[raw.G44]" office:value-type="float" office:value="0.2304" calcext:value-type="float">
            <text:p>0.230</text:p>
          </table:table-cell>
          <table:table-cell table:style-name="ce9" table:formula="of:=[raw.H44]" office:value-type="float" office:value="0.6312" calcext:value-type="float">
            <text:p>0.631</text:p>
          </table:table-cell>
          <table:table-cell table:style-name="ce5" table:formula="of:=[raw.I44]" office:value-type="float" office:value="0.25" calcext:value-type="float">
            <text:p>0.250</text:p>
          </table:table-cell>
          <table:table-cell table:style-name="ce10" table:formula="of:=[raw.J44]" office:value-type="float" office:value="0.6171" calcext:value-type="float">
            <text:p>0.617</text:p>
          </table:table-cell>
          <table:table-cell table:number-columns-repeated="1014"/>
        </table:table-row>
        <table:table-row table:style-name="ro1">
          <table:table-cell table:style-name="ce3" table:formula="of:=[raw.A45]" office:value-type="string" office:string-value="AT" calcext:value-type="string">
            <text:p>AT</text:p>
          </table:table-cell>
          <table:table-cell table:style-name="ce3" table:formula="of:=[raw.B45]" office:value-type="string" office:string-value="AO" calcext:value-type="string">
            <text:p>AO</text:p>
          </table:table-cell>
          <table:table-cell table:style-name="ce5" table:formula="of:=[raw.C45]" office:value-type="float" office:value="0.5772" calcext:value-type="float">
            <text:p>0.577</text:p>
          </table:table-cell>
          <table:table-cell table:style-name="ce7" table:formula="of:=[raw.D45]" office:value-type="float" office:value="0.4474" calcext:value-type="float">
            <text:p>0.447</text:p>
          </table:table-cell>
          <table:table-cell table:style-name="ce5" table:formula="of:=[raw.E45]" office:value-type="float" office:value="0.5772" calcext:value-type="float">
            <text:p>0.577</text:p>
          </table:table-cell>
          <table:table-cell table:style-name="ce8" table:formula="of:=[raw.F45]" office:value-type="float" office:value="0.4474" calcext:value-type="float">
            <text:p>0.447</text:p>
          </table:table-cell>
          <table:table-cell table:style-name="ce5" table:formula="of:=[raw.G45]" office:value-type="float" office:value="1.4628" calcext:value-type="float">
            <text:p>1.463</text:p>
          </table:table-cell>
          <table:table-cell table:style-name="ce9" table:formula="of:=[raw.H45]" office:value-type="float" office:value="0.2265" calcext:value-type="float">
            <text:p>0.227</text:p>
          </table:table-cell>
          <table:table-cell table:style-name="ce5" table:formula="of:=[raw.I45]" office:value-type="float" office:value="5.9047" calcext:value-type="float">
            <text:p>5.905</text:p>
          </table:table-cell>
          <table:table-cell table:style-name="ce10" table:formula="of:=[raw.J45]" office:value-type="float" office:value="0.0151" calcext:value-type="float">
            <text:p>0.015</text:p>
          </table:table-cell>
          <table:table-cell table:number-columns-repeated="1014"/>
        </table:table-row>
        <table:table-row table:style-name="ro1">
          <table:table-cell table:style-name="ce3" table:formula="of:=[raw.A46]" office:value-type="string" office:string-value="AT" calcext:value-type="string">
            <text:p>AT</text:p>
          </table:table-cell>
          <table:table-cell table:style-name="ce3" table:formula="of:=[raw.B46]" office:value-type="string" office:string-value="AOT" calcext:value-type="string">
            <text:p>AOT</text:p>
          </table:table-cell>
          <table:table-cell table:style-name="ce5" table:formula="of:=[raw.C46]" office:value-type="float" office:value="0.2109" calcext:value-type="float">
            <text:p>0.211</text:p>
          </table:table-cell>
          <table:table-cell table:style-name="ce7" table:formula="of:=[raw.D46]" office:value-type="float" office:value="0.6461" calcext:value-type="float">
            <text:p>0.646</text:p>
          </table:table-cell>
          <table:table-cell table:style-name="ce5" table:formula="of:=[raw.E46]" office:value-type="float" office:value="0.0725" calcext:value-type="float">
            <text:p>0.073</text:p>
          </table:table-cell>
          <table:table-cell table:style-name="ce8" table:formula="of:=[raw.F46]" office:value-type="float" office:value="0.7878" calcext:value-type="float">
            <text:p>0.788</text:p>
          </table:table-cell>
          <table:table-cell table:style-name="ce5" table:formula="of:=[raw.G46]" office:value-type="float" office:value="1.21" calcext:value-type="float">
            <text:p>1.210</text:p>
          </table:table-cell>
          <table:table-cell table:style-name="ce9" table:formula="of:=[raw.H46]" office:value-type="float" office:value="0.2713" calcext:value-type="float">
            <text:p>0.271</text:p>
          </table:table-cell>
          <table:table-cell table:style-name="ce5" table:formula="of:=[raw.I46]" office:value-type="float" office:value="4.9284" calcext:value-type="float">
            <text:p>4.928</text:p>
          </table:table-cell>
          <table:table-cell table:style-name="ce10" table:formula="of:=[raw.J46]" office:value-type="float" office:value="0.0264" calcext:value-type="float">
            <text:p>0.026</text:p>
          </table:table-cell>
          <table:table-cell table:number-columns-repeated="1014"/>
        </table:table-row>
        <table:table-row table:style-name="ro1">
          <table:table-cell table:style-name="ce3" table:formula="of:=[raw.A47]" office:value-type="string" office:string-value="AO" calcext:value-type="string">
            <text:p>AO</text:p>
          </table:table-cell>
          <table:table-cell table:style-name="ce3" table:formula="of:=[raw.B47]" office:value-type="string" office:string-value="AOT" calcext:value-type="string">
            <text:p>AOT</text:p>
          </table:table-cell>
          <table:table-cell table:style-name="ce5" table:formula="of:=[raw.C47]" office:value-type="float" office:value="0.1316" calcext:value-type="float">
            <text:p>0.132</text:p>
          </table:table-cell>
          <table:table-cell table:style-name="ce7" table:formula="of:=[raw.D47]" office:value-type="float" office:value="0.7168" calcext:value-type="float">
            <text:p>0.717</text:p>
          </table:table-cell>
          <table:table-cell table:style-name="ce5" table:formula="of:=[raw.E47]" office:value-type="float" office:value="0.1864" calcext:value-type="float">
            <text:p>0.186</text:p>
          </table:table-cell>
          <table:table-cell table:style-name="ce8" table:formula="of:=[raw.F47]" office:value-type="float" office:value="0.6659" calcext:value-type="float">
            <text:p>0.666</text:p>
          </table:table-cell>
          <table:table-cell table:style-name="ce5" table:formula="of:=[raw.G47]" office:value-type="float" office:value="0.0223" calcext:value-type="float">
            <text:p>0.022</text:p>
          </table:table-cell>
          <table:table-cell table:style-name="ce9" table:formula="of:=[raw.H47]" office:value-type="float" office:value="0.8814" calcext:value-type="float">
            <text:p>0.881</text:p>
          </table:table-cell>
          <table:table-cell table:style-name="ce5" table:formula="of:=[raw.I47]" office:value-type="float" office:value="0.0056" calcext:value-type="float">
            <text:p>0.006</text:p>
          </table:table-cell>
          <table:table-cell table:style-name="ce10" table:formula="of:=[raw.J47]" office:value-type="float" office:value="0.9405" calcext:value-type="float">
            <text:p>0.941</text:p>
          </table:table-cell>
          <table:table-cell table:number-columns-repeated="1014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lean.D3:clean.D47">
            <calcext:condition calcext:apply-style-name="Untitled2" calcext:value="&lt;=0.05" calcext:base-cell-address="clean.D3"/>
          </calcext:conditional-format>
          <calcext:conditional-format calcext:target-range-address="clean.F3:clean.F47">
            <calcext:condition calcext:apply-style-name="Untitled2" calcext:value="&lt;=0.05" calcext:base-cell-address="clean.F3"/>
          </calcext:conditional-format>
          <calcext:conditional-format calcext:target-range-address="clean.H3:clean.H47">
            <calcext:condition calcext:apply-style-name="Untitled2" calcext:value="&lt;=0.05" calcext:base-cell-address="clean.H3"/>
          </calcext:conditional-format>
          <calcext:conditional-format calcext:target-range-address="clean.J3:clean.J47">
            <calcext:condition calcext:apply-style-name="Untitled2" calcext:value="&lt;=0.05" calcext:base-cell-address="clean.J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font-size="7pt" fo:font-weight="bold"/>
    </style:style>
    <style:style style:name="Untitled2" style:family="table-cell" style:parent-style-name="Default">
      <style:text-properties fo:font-weight="bold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/00/0000</text:date>, <text:time style:data-style-name="N2" text:time-value="12:52:25.5729589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25:19.332929176</meta:creation-date>
    <meta:generator>LibreOffice/4.2.8.2$Linux_X86_64 LibreOffice_project/420m0$Build-2</meta:generator>
    <dc:date>2017-09-20T12:55:32.391290197</dc:date>
    <meta:editing-duration>PT12M15S</meta:editing-duration>
    <meta:editing-cycles>15</meta:editing-cycles>
    <meta:document-statistic meta:table-count="2" meta:cell-count="940" meta:object-count="0"/>
  </office:meta>
</office:document-meta>
</file>